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35000000ECBBA45855.png" manifest:media-type="image/png"/>
  <manifest:file-entry manifest:full-path="Pictures/100086360000149100000FB6466669E7.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ystem" style:font-pitch="variable"/>
    <style:font-face style:name="Book Antiqua" svg:font-family="'Book Antiqua'" style:font-family-generic="roman"/>
    <style:font-face style:name="Calibri" svg:font-family="Calibri" style:font-family-generic="roman" style:font-pitch="variable"/>
    <style:font-face style:name="Calibri1" svg:font-family="Calibri" style:font-family-generic="system" style:font-pitch="variable"/>
    <style:font-face style:name="Helvetica LT Std Bold Condensed" svg:font-family="'Helvetica LT Std Bold Condensed'" style:font-family-generic="roman" style:font-pitch="variable"/>
    <style:font-face style:name="Helvetica Neue LT Std 57 Conden" svg:font-family="'Helvetica Neue LT Std 57 Conden'" style:font-family-generic="roman" style:font-pitch="variable"/>
    <style:font-face style:name="Helvetica Neue LT Std 77 Bold C" svg:font-family="'Helvetica Neue LT Std 77 Bold C'"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rianne" svg:font-family="Marianne" style:font-pitch="variable"/>
    <style:font-face style:name="Marianne Light" svg:font-family="'Marianne Light'" style:font-family-generic="roman" style:font-pitch="variable"/>
    <style:font-face style:name="Marianne Light1" svg:font-family="'Marianne Light'" style:font-family-generic="system" style:font-pitch="variable"/>
    <style:font-face style:name="Marianne-Regular" svg:font-family="Marianne-Regular" style:font-family-generic="roman" style:font-pitch="variable"/>
    <style:font-face style:name="Marianne1" svg:font-family="Marianne" style:font-family-generic="modern" style:font-pitch="variable"/>
    <style:font-face style:name="Marianne2" svg:font-family="Marianne" style:font-family-generic="roman"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pitch="variable"/>
  </office:font-face-decls>
  <office:automatic-styles>
    <style:style style:name="Tableau1" style:family="table">
      <style:table-properties style:width="17.6cm" table:align="margins" style:writing-mode="lr-tb"/>
    </style:style>
    <style:style style:name="Tableau1.A" style:family="table-column">
      <style:table-column-properties style:column-width="9.493cm" style:rel-column-width="35350*"/>
    </style:style>
    <style:style style:name="Tableau1.B" style:family="table-column">
      <style:table-column-properties style:column-width="8.107cm" style:rel-column-width="30185*"/>
    </style:style>
    <style:style style:name="Tableau1.1" style:family="table-row">
      <style:table-row-properties style:min-row-height="11.298cm"/>
    </style:style>
    <style:style style:name="Tableau1.A1" style:family="table-cell">
      <style:table-cell-properties fo:padding="0.097cm" fo:border="none"/>
    </style:style>
    <style:style style:name="Tableau2" style:family="table">
      <style:table-properties style:width="18.759cm" fo:margin-top="0cm" fo:margin-bottom="0cm" table:align="center" style:writing-mode="lr-tb"/>
    </style:style>
    <style:style style:name="Tableau2.A" style:family="table-column">
      <style:table-column-properties style:column-width="4.69cm"/>
    </style:style>
    <style:style style:name="Tableau2.B" style:family="table-column">
      <style:table-column-properties style:column-width="3.3cm"/>
    </style:style>
    <style:style style:name="Tableau2.C" style:family="table-column">
      <style:table-column-properties style:column-width="3.265cm"/>
    </style:style>
    <style:style style:name="Tableau2.D" style:family="table-column">
      <style:table-column-properties style:column-width="2.499cm"/>
    </style:style>
    <style:style style:name="Tableau2.E" style:family="table-column">
      <style:table-column-properties style:column-width="5.004cm"/>
    </style:style>
    <style:style style:name="Tableau2.1" style:family="table-row">
      <style:table-row-properties fo:keep-together="auto"/>
    </style:style>
    <style:style style:name="Tableau2.A1" style:family="table-cell">
      <style:table-cell-properties style:vertical-align="middle" fo:padding-left="0.199cm" fo:padding-right="0.191cm" fo:padding-top="0cm" fo:padding-bottom="0cm" fo:border="0.5pt solid #000000"/>
    </style:style>
    <style:style style:name="Tableau2.A2" style:family="table-cell">
      <style:table-cell-properties fo:background-color="#ffffff" fo:padding-left="0.199cm" fo:padding-right="0.191cm" fo:padding-top="0cm" fo:padding-bottom="0cm" fo:border="0.5pt solid #000000">
        <style:background-image/>
      </style:table-cell-properties>
    </style:style>
    <style:style style:name="Tableau2.B2" style:family="table-cell">
      <style:table-cell-properties style:vertical-align="middle" fo:background-color="#ffffff" fo:padding-left="0.199cm" fo:padding-right="0.191cm" fo:padding-top="0cm" fo:padding-bottom="0cm" fo:border="0.5pt solid #000000">
        <style:background-image/>
      </style:table-cell-properties>
    </style:style>
    <style:style style:name="Tableau2.C2" style:family="table-cell">
      <style:table-cell-properties fo:background-color="#ffffff" fo:padding-left="0.199cm" fo:padding-right="0.191cm" fo:padding-top="0cm" fo:padding-bottom="0cm" fo:border="0.5pt solid #000000">
        <style:background-image/>
      </style:table-cell-properties>
    </style:style>
    <style:style style:name="Tableau2.D2" style:family="table-cell">
      <style:table-cell-properties fo:background-color="#ffffff" fo:padding-left="0.199cm" fo:padding-right="0.191cm" fo:padding-top="0cm" fo:padding-bottom="0cm" fo:border="0.5pt solid #000000">
        <style:background-image/>
      </style:table-cell-properties>
    </style:style>
    <style:style style:name="Tableau2.A3" style:family="table-cell">
      <style:table-cell-properties fo:background-color="#ffffff" fo:padding-left="0.199cm" fo:padding-right="0.191cm" fo:padding-top="0cm" fo:padding-bottom="0cm" fo:border="0.5pt solid #000000">
        <style:background-image/>
      </style:table-cell-properties>
    </style:style>
    <style:style style:name="Tableau2.C3" style:family="table-cell">
      <style:table-cell-properties fo:background-color="#ffffff" fo:padding-left="0.199cm" fo:padding-right="0.191cm" fo:padding-top="0cm" fo:padding-bottom="0cm" fo:border="0.5pt solid #000000">
        <style:background-image/>
      </style:table-cell-properties>
    </style:style>
    <style:style style:name="Tableau2.D3" style:family="table-cell">
      <style:table-cell-properties fo:background-color="#ffffff" fo:padding-left="0.199cm" fo:padding-right="0.191cm" fo:padding-top="0cm" fo:padding-bottom="0cm" fo:border="0.5pt solid #000000">
        <style:background-image/>
      </style:table-cell-properties>
    </style:style>
    <style:style style:name="Tableau2.E3" style:family="table-cell">
      <style:table-cell-properties fo:background-color="#ffffff" fo:padding-left="0.199cm" fo:padding-right="0.191cm" fo:padding-top="0cm" fo:padding-bottom="0cm" fo:border="0.5pt solid #000000">
        <style:background-image/>
      </style:table-cell-properties>
    </style:style>
    <style:style style:name="Tableau2.A4" style:family="table-cell">
      <style:table-cell-properties fo:background-color="#ffffff" fo:padding-left="0.199cm" fo:padding-right="0.191cm" fo:padding-top="0cm" fo:padding-bottom="0cm" fo:border="0.5pt solid #000000">
        <style:background-image/>
      </style:table-cell-properties>
    </style:style>
    <style:style style:name="Tableau2.C4" style:family="table-cell">
      <style:table-cell-properties fo:background-color="#ffffff" fo:padding-left="0.199cm" fo:padding-right="0.191cm" fo:padding-top="0cm" fo:padding-bottom="0cm" fo:border="0.5pt solid #000000">
        <style:background-image/>
      </style:table-cell-properties>
    </style:style>
    <style:style style:name="Tableau2.D4" style:family="table-cell">
      <style:table-cell-properties fo:background-color="#ffffff" fo:padding-left="0.199cm" fo:padding-right="0.191cm" fo:padding-top="0cm" fo:padding-bottom="0cm" fo:border="0.5pt solid #000000">
        <style:background-image/>
      </style:table-cell-properties>
    </style:style>
    <style:style style:name="Tableau2.A5" style:family="table-cell">
      <style:table-cell-properties fo:background-color="#ffffff" fo:padding-left="0.199cm" fo:padding-right="0.191cm" fo:padding-top="0cm" fo:padding-bottom="0cm" fo:border="0.5pt solid #000000">
        <style:background-image/>
      </style:table-cell-properties>
    </style:style>
    <style:style style:name="Tableau2.C5" style:family="table-cell">
      <style:table-cell-properties fo:background-color="#ffffff" fo:padding-left="0.199cm" fo:padding-right="0.191cm" fo:padding-top="0cm" fo:padding-bottom="0cm" fo:border="0.5pt solid #000000">
        <style:background-image/>
      </style:table-cell-properties>
    </style:style>
    <style:style style:name="Tableau2.D5" style:family="table-cell">
      <style:table-cell-properties fo:background-color="#ffffff" fo:padding-left="0.199cm" fo:padding-right="0.191cm" fo:padding-top="0cm" fo:padding-bottom="0cm" fo:border="0.5pt solid #000000">
        <style:background-image/>
      </style:table-cell-properties>
    </style:style>
    <style:style style:name="Tableau2.E5" style:family="table-cell">
      <style:table-cell-properties fo:background-color="#ffffff" fo:padding-left="0.199cm" fo:padding-right="0.191cm" fo:padding-top="0cm" fo:padding-bottom="0cm" fo:border="0.5pt solid #000000">
        <style:background-image/>
      </style:table-cell-properties>
    </style:style>
    <style:style style:name="Tableau2.A6" style:family="table-cell">
      <style:table-cell-properties fo:background-color="#ffffff" fo:padding-left="0.199cm" fo:padding-right="0.191cm" fo:padding-top="0cm" fo:padding-bottom="0cm" fo:border="0.5pt solid #000000">
        <style:background-image/>
      </style:table-cell-properties>
    </style:style>
    <style:style style:name="Tableau2.C6" style:family="table-cell">
      <style:table-cell-properties fo:background-color="#ffffff" fo:padding-left="0.199cm" fo:padding-right="0.191cm" fo:padding-top="0cm" fo:padding-bottom="0cm" fo:border="0.5pt solid #000000">
        <style:background-image/>
      </style:table-cell-properties>
    </style:style>
    <style:style style:name="Tableau2.D6" style:family="table-cell">
      <style:table-cell-properties fo:background-color="#ffffff" fo:padding-left="0.199cm" fo:padding-right="0.191cm" fo:padding-top="0cm" fo:padding-bottom="0cm" fo:border="0.5pt solid #000000">
        <style:background-image/>
      </style:table-cell-properties>
    </style:style>
    <style:style style:name="Tableau2.E6" style:family="table-cell">
      <style:table-cell-properties fo:background-color="#ffffff" fo:padding-left="0.199cm" fo:padding-right="0.191cm" fo:padding-top="0cm" fo:padding-bottom="0cm" fo:border="0.5pt solid #000000">
        <style:background-image/>
      </style:table-cell-properties>
    </style:style>
    <style:style style:name="Tableau2.A7" style:family="table-cell">
      <style:table-cell-properties fo:background-color="#ffffff" fo:padding-left="0.199cm" fo:padding-right="0.191cm" fo:padding-top="0cm" fo:padding-bottom="0cm" fo:border="0.5pt solid #000000">
        <style:background-image/>
      </style:table-cell-properties>
    </style:style>
    <style:style style:name="Tableau2.C7" style:family="table-cell">
      <style:table-cell-properties fo:background-color="#ffffff" fo:padding-left="0.199cm" fo:padding-right="0.191cm" fo:padding-top="0cm" fo:padding-bottom="0cm" fo:border="0.5pt solid #000000">
        <style:background-image/>
      </style:table-cell-properties>
    </style:style>
    <style:style style:name="Tableau2.D7" style:family="table-cell">
      <style:table-cell-properties fo:background-color="#ffffff" fo:padding-left="0.199cm" fo:padding-right="0.191cm" fo:padding-top="0cm" fo:padding-bottom="0cm" fo:border="0.5pt solid #000000">
        <style:background-image/>
      </style:table-cell-properties>
    </style:style>
    <style:style style:name="Tableau2.E7" style:family="table-cell">
      <style:table-cell-properties fo:background-color="#ffffff" fo:padding-left="0.199cm" fo:padding-right="0.191cm" fo:padding-top="0cm" fo:padding-bottom="0cm" fo:border="0.5pt solid #000000">
        <style:background-image/>
      </style:table-cell-properties>
    </style:style>
    <style:style style:name="Tableau2.A8" style:family="table-cell">
      <style:table-cell-properties fo:background-color="#ffffff" fo:padding-left="0.199cm" fo:padding-right="0.191cm" fo:padding-top="0cm" fo:padding-bottom="0cm" fo:border="0.5pt solid #000000">
        <style:background-image/>
      </style:table-cell-properties>
    </style:style>
    <style:style style:name="Tableau2.C8" style:family="table-cell">
      <style:table-cell-properties fo:background-color="#ffffff" fo:padding-left="0.199cm" fo:padding-right="0.191cm" fo:padding-top="0cm" fo:padding-bottom="0cm" fo:border="0.5pt solid #000000">
        <style:background-image/>
      </style:table-cell-properties>
    </style:style>
    <style:style style:name="Tableau2.D8" style:family="table-cell">
      <style:table-cell-properties fo:background-color="#ffffff" fo:padding-left="0.199cm" fo:padding-right="0.191cm" fo:padding-top="0cm" fo:padding-bottom="0cm" fo:border="0.5pt solid #000000">
        <style:background-image/>
      </style:table-cell-properties>
    </style:style>
    <style:style style:name="Tableau2.E8" style:family="table-cell">
      <style:table-cell-properties fo:background-color="#ffffff" fo:padding-left="0.199cm" fo:padding-right="0.191cm" fo:padding-top="0cm" fo:padding-bottom="0cm" fo:border="0.5pt solid #000000">
        <style:background-image/>
      </style:table-cell-properties>
    </style:style>
    <style:style style:name="Tableau2.A9" style:family="table-cell">
      <style:table-cell-properties fo:background-color="#ffffff" fo:padding-left="0.199cm" fo:padding-right="0.191cm" fo:padding-top="0cm" fo:padding-bottom="0cm" fo:border="0.5pt solid #000000">
        <style:background-image/>
      </style:table-cell-properties>
    </style:style>
    <style:style style:name="Tableau2.C9" style:family="table-cell">
      <style:table-cell-properties fo:background-color="#ffffff" fo:padding-left="0.199cm" fo:padding-right="0.191cm" fo:padding-top="0cm" fo:padding-bottom="0cm" fo:border="0.5pt solid #000000">
        <style:background-image/>
      </style:table-cell-properties>
    </style:style>
    <style:style style:name="Tableau2.D9" style:family="table-cell">
      <style:table-cell-properties fo:background-color="#ffffff" fo:padding-left="0.199cm" fo:padding-right="0.191cm" fo:padding-top="0cm" fo:padding-bottom="0cm" fo:border="0.5pt solid #000000">
        <style:background-image/>
      </style:table-cell-properties>
    </style:style>
    <style:style style:name="Tableau2.E9" style:family="table-cell">
      <style:table-cell-properties fo:background-color="#ffffff" fo:padding-left="0.199cm" fo:padding-right="0.191cm" fo:padding-top="0cm" fo:padding-bottom="0cm" fo:border="0.5pt solid #000000">
        <style:background-image/>
      </style:table-cell-properties>
    </style:style>
    <style:style style:name="P1" style:family="paragraph" style:parent-style-name="Normal_20__28_Web_29_" style:master-page-name="First_20_Page">
      <style:paragraph-properties fo:margin-left="0cm" fo:margin-right="0cm" fo:margin-top="0cm" fo:margin-bottom="0cm" style:contextual-spacing="false" fo:text-indent="0cm" style:auto-text-indent="false" style:page-number="auto">
        <style:tab-stops>
          <style:tab-stop style:position="0.688cm"/>
          <style:tab-stop style:position="12.502cm"/>
        </style:tab-stops>
      </style:paragraph-properties>
      <style:text-properties style:font-name="Marianne1" fo:font-size="10pt" style:font-size-asian="10pt" style:font-size-complex="10pt"/>
    </style:style>
    <style:style style:name="P2"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fo:font-weight="bold" officeooo:rsid="00103e17" officeooo:paragraph-rsid="0032dfb6" style:font-size-asian="10pt" style:font-weight-asian="bold" style:font-size-complex="10pt" style:font-weight-complex="bold"/>
    </style:style>
    <style:style style:name="P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fo:font-style="normal" fo:font-weight="normal" officeooo:rsid="00131aed" officeooo:paragraph-rsid="0032dfb6" fo:background-color="transparent" style:font-size-asian="10pt" style:font-style-asian="normal" style:font-weight-asian="normal" style:font-size-complex="10pt" style:font-style-complex="normal" style:font-weight-complex="normal"/>
    </style:style>
    <style:style style:name="P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1aed" officeooo:paragraph-rsid="008211b7" fo:background-color="transparent" style:font-size-asian="10pt" style:font-style-asian="normal" style:font-weight-asian="normal" style:font-size-complex="10pt" style:font-style-complex="normal" style:font-weight-complex="normal"/>
    </style:style>
    <style:style style:name="P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1aed" officeooo:paragraph-rsid="00dc589d" fo:background-color="transparent" style:font-size-asian="10pt" style:font-style-asian="normal" style:font-weight-asian="normal" style:font-size-complex="10pt" style:font-style-complex="normal" style:font-weight-complex="normal"/>
    </style:style>
    <style:style style:name="P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weight="normal" officeooo:paragraph-rsid="00dc589d" fo:background-color="transparent" style:font-size-asian="10pt" style:font-weight-asian="normal" style:font-size-complex="10pt" style:font-weight-complex="normal"/>
    </style:style>
    <style:style style:name="P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3b14" officeooo:paragraph-rsid="008211b7" fo:background-color="transparent"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03e17" officeooo:paragraph-rsid="0032dfb6" style:font-size-asian="10pt" style:font-size-complex="10pt"/>
    </style:style>
    <style:style style:name="P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28770c" officeooo:paragraph-rsid="0032dfb6" fo:background-color="transparent" style:font-size-asian="10pt" style:font-size-complex="10pt"/>
    </style:style>
    <style:style style:name="P10"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officeooo:rsid="001e24bf" officeooo:paragraph-rsid="0032dfb6" fo:background-color="transparent" style:font-size-asian="10pt" style:font-size-complex="10pt"/>
    </style:style>
    <style:style style:name="P1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33b14" officeooo:paragraph-rsid="0032dfb6" style:font-size-asian="10pt" style:font-size-complex="10pt"/>
    </style:style>
    <style:style style:name="P1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4dc0dc" officeooo:paragraph-rsid="004dc0dc" style:font-size-asian="10pt" style:font-size-complex="10pt"/>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a46655" officeooo:paragraph-rsid="00a46655" style:font-size-asian="10pt" style:font-size-complex="10pt"/>
    </style:style>
    <style:style style:name="P1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Marianne1" fo:font-size="10pt" fo:font-style="normal" style:text-underline-style="none" fo:font-weight="bold" officeooo:rsid="00131aed" officeooo:paragraph-rsid="008211b7" fo:background-color="transparent" style:font-size-asian="10pt" style:font-style-asian="normal" style:font-weight-asian="bold" style:font-size-complex="10pt" style:font-style-complex="normal" style:font-weight-complex="bold"/>
    </style:style>
    <style:style style:name="P1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1aed" officeooo:paragraph-rsid="008211b7" fo:background-color="transparent"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position="0% 100%" style:font-name="Marianne1" fo:font-size="10pt" fo:font-style="normal" style:text-underline-style="none" fo:font-weight="normal" officeooo:rsid="001b30ee" officeooo:paragraph-rsid="008211b7" fo:background-color="transparent"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3b14" officeooo:paragraph-rsid="008211b7" fo:background-color="transparent"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03e17" officeooo:paragraph-rsid="008211b7" fo:background-color="transparent"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1" fo:font-size="10pt" fo:font-weight="normal" officeooo:rsid="00131aed" officeooo:paragraph-rsid="008211b7" fo:background-color="transparent" style:font-size-asian="10pt" style:font-weight-asian="normal" style:font-size-complex="10pt" style:font-weight-complex="normal"/>
    </style:style>
    <style:style style:name="P20"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1" fo:font-size="10pt" fo:font-style="normal" style:text-underline-style="none" fo:font-weight="bold" officeooo:rsid="00103e17" officeooo:paragraph-rsid="008211b7" fo:background-color="transparent" style:font-size-asian="10pt" style:font-style-asian="normal" style:font-weight-asian="bold" style:font-size-complex="10pt" style:font-style-complex="normal" style:font-weight-complex="bold"/>
    </style:style>
    <style:style style:name="P2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Marianne1" fo:font-size="10pt" fo:font-style="normal" style:text-underline-style="none" fo:font-weight="normal" officeooo:rsid="00131aed" officeooo:paragraph-rsid="0032dfb6" fo:background-color="transparent"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officeooo:rsid="001b30ee" officeooo:paragraph-rsid="0032dfb6" style:font-size-asian="10pt" style:font-size-complex="10pt"/>
    </style:style>
    <style:style style:name="P2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position="0% 100%" style:font-name="Marianne1" fo:font-size="10pt" fo:font-style="normal" style:text-underline-style="none" fo:font-weight="normal" officeooo:rsid="00103e17" officeooo:paragraph-rsid="0032dfb6" fo:background-color="transparent"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3b14" officeooo:paragraph-rsid="0032dfb6" fo:background-color="transparent"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solid" style:text-underline-width="auto" style:text-underline-color="font-color" fo:font-weight="bold" officeooo:rsid="004723c8" officeooo:paragraph-rsid="0032dfb6" fo:background-color="transparent" style:font-size-asian="10pt" style:font-style-asian="normal" style:font-weight-asian="bold" style:font-size-complex="10pt" style:font-style-complex="normal" style:font-weight-complex="bold"/>
    </style:style>
    <style:style style:name="P26"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bold" officeooo:rsid="004723c8" officeooo:paragraph-rsid="0032dfb6" fo:background-color="transparent" style:font-size-asian="10pt" style:font-style-asian="normal" style:font-weight-asian="bold" style:font-size-complex="10pt" style:font-style-complex="normal" style:font-weight-complex="bold"/>
    </style:style>
    <style:style style:name="P27"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4723c8" officeooo:paragraph-rsid="0032dfb6" fo:background-color="transparent"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4723c8" officeooo:paragraph-rsid="0032dfb6" fo:background-color="transparent" style:font-size-asian="10pt" style:font-style-asian="normal" style:font-weight-asian="normal" style:font-size-complex="10pt" style:font-style-complex="normal" style:font-weight-complex="normal"/>
    </style:style>
    <style:style style:name="P29"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133b14" officeooo:paragraph-rsid="0032dfb6" fo:background-color="transparent" style:font-size-asian="10pt" style:font-style-asian="normal" style:font-weight-asian="bold" style:font-size-complex="10pt" style:font-style-complex="normal" style:font-weight-complex="bold"/>
    </style:style>
    <style:style style:name="P3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33b14" officeooo:paragraph-rsid="0032dfb6" fo:background-color="transparent"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87300" officeooo:paragraph-rsid="008211b7"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32dfb6" fo:background-color="transparent"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85698c" fo:background-color="transparent"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5424c3" fo:background-color="transparent" style:font-size-asian="10pt" style:font-style-asian="normal" style:font-weight-asian="normal" style:font-size-complex="10pt" style:font-style-complex="normal" style:font-weight-complex="normal"/>
    </style:style>
    <style:style style:name="P3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032dfb6"/>
    </style:style>
    <style:style style:name="P3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37"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aa5b4" officeooo:paragraph-rsid="0032dfb6" fo:background-color="transparent" style:font-size-asian="10pt" style:font-style-asian="normal" style:font-weight-asian="bold" style:font-size-complex="10pt" style:font-style-complex="normal" style:font-weight-complex="bold"/>
    </style:style>
    <style:style style:name="P38"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1a1671" officeooo:paragraph-rsid="0032dfb6" fo:background-color="transparent" style:font-size-asian="10pt" style:font-style-asian="normal" style:font-weight-asian="normal" style:font-size-complex="10pt" style:font-style-complex="normal" style:font-weight-complex="normal"/>
    </style:style>
    <style:style style:name="P3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145240" officeooo:paragraph-rsid="00383ff8" fo:background-color="transparent"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1" fo:font-size="10pt" fo:font-style="normal" style:text-underline-style="none" fo:font-weight="normal" officeooo:paragraph-rsid="0032dfb6"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2aa5b4" officeooo:paragraph-rsid="00aa3450" fo:background-color="transparent"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font-name="Marianne1" fo:font-size="10pt" fo:font-style="normal"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paragraph-rsid="00aa3450" fo:background-color="transparent"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c58bc" officeooo:paragraph-rsid="00aa3450" fo:background-color="transparent" style:font-size-asian="10pt" style:font-style-asian="normal" style:font-weight-asian="normal" style:font-size-complex="10pt" style:font-style-complex="normal" style:font-weight-complex="normal"/>
    </style:style>
    <style:style style:name="P4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cb15" officeooo:paragraph-rsid="0032dfb6" fo:background-color="#f9a870"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d1693" officeooo:paragraph-rsid="00aa3450" fo:background-color="transparent" style:font-size-asian="10pt" style:font-style-asian="normal" style:font-weight-asian="normal" style:font-size-complex="10pt" style:font-style-complex="normal" style:font-weight-complex="normal"/>
    </style:style>
    <style:style style:name="P4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03e17" officeooo:paragraph-rsid="0032dfb6" fo:background-color="transparent" style:font-size-asian="10pt" style:font-style-asian="normal" style:font-weight-asian="normal" style:font-size-complex="10pt" style:font-style-complex="normal" style:font-weight-complex="normal"/>
    </style:style>
    <style:style style:name="P50"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bold" officeooo:rsid="001f0606" officeooo:paragraph-rsid="0032dfb6" fo:background-color="transparent" style:font-size-asian="10pt" style:font-style-asian="normal" style:font-weight-asian="bold" style:font-size-complex="10pt" style:font-style-complex="normal" style:font-weight-complex="bold"/>
    </style:style>
    <style:style style:name="P51"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f0606" officeooo:paragraph-rsid="0032dfb6" fo:background-color="transparent" style:font-size-asian="10pt" style:font-style-asian="normal" style:font-weight-asian="normal" style:font-size-complex="10pt" style:font-style-complex="normal" style:font-weight-complex="normal"/>
    </style:style>
    <style:style style:name="P52"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style:text-underline-style="solid" style:text-underline-width="auto" style:text-underline-color="font-color" fo:font-weight="bold" officeooo:rsid="001f0606" officeooo:paragraph-rsid="008211b7" fo:background-color="transparent" style:font-size-asian="10pt" style:font-style-asian="normal" style:font-weight-asian="bold" style:font-size-complex="10pt" style:font-style-complex="normal" style:font-weight-complex="bold"/>
    </style:style>
    <style:style style:name="P5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f0606" officeooo:paragraph-rsid="008211b7" fo:background-color="transparent" style:font-size-asian="10pt" style:font-style-asian="normal" style:font-weight-asian="normal" style:font-size-complex="10pt" style:font-style-complex="normal" style:font-weight-complex="normal"/>
    </style:style>
    <style:style style:name="P5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1" fo:font-size="10pt" fo:font-style="normal" style:text-underline-style="none" fo:font-weight="normal" officeooo:paragraph-rsid="008211b7" fo:background-color="transparent"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 fo:font-size="10pt" fo:font-style="normal" fo:font-weight="normal" officeooo:rsid="0013cb15" officeooo:paragraph-rsid="008211b7" fo:background-color="transparent"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 fo:font-size="10pt" fo:font-style="normal" fo:font-weight="normal" officeooo:rsid="0013cb15" officeooo:paragraph-rsid="008211b7" fo:background-color="transparent"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a933" loext:opacity="100%" style:text-position="0% 100%" style:font-name="Marianne" fo:font-size="10pt" fo:font-style="normal" style:text-underline-style="none" fo:font-weight="normal" officeooo:rsid="0013cb15" officeooo:paragraph-rsid="00892e7e" fo:background-color="#ffff00"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1" fo:font-size="10pt" fo:font-style="normal" style:text-underline-style="none" fo:font-weight="normal" officeooo:rsid="00441173" officeooo:paragraph-rsid="008211b7"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2c297e" officeooo:paragraph-rsid="0032dfb6" fo:background-color="transparent" style:font-size-asian="10pt" style:font-style-asian="normal" style:font-weight-asian="normal" style:font-size-complex="10pt" style:font-style-complex="normal" style:font-weight-complex="normal"/>
    </style:style>
    <style:style style:name="P6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46924f" officeooo:paragraph-rsid="008211b7" fo:background-color="transparent" style:font-size-asian="10pt" style:font-style-asian="normal" style:font-weight-asian="normal" style:font-size-complex="10pt" style:font-style-complex="normal" style:font-weight-complex="normal"/>
    </style:style>
    <style:style style:name="P6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62"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64103" officeooo:paragraph-rsid="0032dfb6" fo:background-color="transparent" style:font-size-asian="10pt" style:font-style-asian="normal" style:font-weight-asian="bold" style:font-size-complex="10pt" style:font-style-complex="normal" style:font-weight-complex="bold"/>
    </style:style>
    <style:style style:name="P6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6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f0606" officeooo:paragraph-rsid="0032dfb6" fo:background-color="transparent" style:font-size-asian="10pt" style:font-style-asian="normal" style:font-weight-asian="normal" style:font-size-complex="10pt" style:font-style-complex="normal" style:font-weight-complex="normal"/>
    </style:style>
    <style:style style:name="P65"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normal" officeooo:rsid="0020d6d8" officeooo:paragraph-rsid="0032dfb6" fo:background-color="transparent" style:font-size-asian="10pt" style:font-style-asian="normal" style:font-weight-asian="normal" style:font-size-complex="10pt" style:font-style-complex="normal" style:font-weight-complex="normal"/>
    </style:style>
    <style:style style:name="P66"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fo:color="#000000" loext:opacity="100%" style:text-position="0% 100%" style:font-name="Marianne" fo:font-size="10pt" fo:font-style="normal" style:text-underline-style="none" fo:font-weight="normal" officeooo:rsid="00578c25" officeooo:paragraph-rsid="00892e7e" fo:background-color="transparent" style:font-size-asian="10pt" style:font-style-asian="normal" style:font-weight-asian="normal" style:font-size-complex="10pt" style:font-style-complex="normal" style:font-weight-complex="normal"/>
    </style:style>
    <style:style style:name="P6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 fo:font-size="10pt" fo:font-style="normal" style:text-underline-style="none" fo:font-weight="normal" officeooo:rsid="00578c25" officeooo:paragraph-rsid="00892e7e" fo:background-color="transparent" style:font-size-asian="10pt" style:font-style-asian="normal" style:font-weight-asian="normal" style:font-size-complex="10pt" style:font-style-complex="normal" style:font-weight-complex="normal"/>
    </style:style>
    <style:style style:name="P68"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none" fo:font-weight="normal" officeooo:rsid="0030bd37" officeooo:paragraph-rsid="0032dfb6" fo:background-color="transparent" style:font-size-asian="10pt" style:font-style-asian="normal" style:font-weight-asian="normal" style:font-size-complex="10pt" style:font-style-complex="normal" style:font-weight-complex="normal"/>
    </style:style>
    <style:style style:name="P6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30bd37" officeooo:paragraph-rsid="0032dfb6" fo:background-color="transparent" style:font-size-asian="10pt" style:font-style-asian="normal" style:font-weight-asian="normal" style:font-size-complex="10pt" style:font-style-complex="normal" style:font-weight-complex="normal"/>
    </style:style>
    <style:style style:name="P7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2e1bd" officeooo:paragraph-rsid="00b7cc2a" fo:background-color="transparent" style:font-size-asian="10pt" style:font-style-asian="normal" style:font-weight-asian="normal" style:font-size-complex="10pt" style:font-style-complex="normal" style:font-weight-complex="normal"/>
    </style:style>
    <style:style style:name="P7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2"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4" style:family="paragraph" style:parent-style-name="Text_20_body">
      <style:paragraph-properties fo:margin-left="0cm" fo:margin-right="0cm" fo:margin-top="0cm" fo:margin-bottom="0cm" style:contextual-spacing="false" fo:text-align="center" style:justify-single-word="false" fo:keep-together="always" fo:text-indent="0cm" style:auto-text-indent="false"/>
      <style:text-properties style:font-name="Marianne1" fo:font-size="10pt" officeooo:paragraph-rsid="00ac8b27"/>
    </style:style>
    <style:style style:name="P75"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0d6d8" officeooo:paragraph-rsid="0032dfb6" fo:background-color="transparent" style:font-size-asian="10pt" style:font-style-asian="normal" style:font-weight-asian="bold" style:font-size-complex="10pt" style:font-style-complex="normal" style:font-weight-complex="bold"/>
    </style:style>
    <style:style style:name="P76"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16c917" officeooo:paragraph-rsid="0032dfb6" fo:background-color="transparent" style:font-size-asian="10pt" style:font-style-asian="normal" style:font-weight-asian="normal" style:font-size-complex="10pt" style:font-style-complex="normal" style:font-weight-complex="normal"/>
    </style:style>
    <style:style style:name="P7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6c917" officeooo:paragraph-rsid="0032dfb6" fo:background-color="transparent" style:font-size-asian="10pt" style:font-style-asian="normal" style:font-weight-asian="normal" style:font-size-complex="10pt" style:font-style-complex="normal" style:font-weight-complex="normal"/>
    </style:style>
    <style:style style:name="P78"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1b697" officeooo:paragraph-rsid="00bb3f45" fo:background-color="transparent" style:font-size-asian="10pt" style:font-style-asian="normal" style:font-weight-asian="bold" style:font-size-complex="10pt" style:font-style-complex="normal" style:font-weight-complex="bold"/>
    </style:style>
    <style:style style:name="P7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1b697" officeooo:paragraph-rsid="00bb3f45" fo:background-color="transparent"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solid" style:text-underline-width="auto" style:text-underline-color="font-color" fo:font-weight="bold" officeooo:rsid="0021b697" officeooo:paragraph-rsid="00bb3f45" fo:background-color="transparent" style:font-size-asian="10pt" style:font-style-asian="normal" style:font-weight-asian="bold" style:font-size-complex="10pt" style:font-style-complex="normal" style:font-weight-complex="bold"/>
    </style:style>
    <style:style style:name="P8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1b697" officeooo:paragraph-rsid="0032dfb6" fo:background-color="transparent" style:font-size-asian="10pt" style:font-style-asian="normal" style:font-weight-asian="normal" style:font-size-complex="10pt" style:font-style-complex="normal" style:font-weight-complex="normal"/>
    </style:style>
    <style:style style:name="P8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4859b" officeooo:paragraph-rsid="0032dfb6" fo:background-color="transparent" style:font-size-asian="10pt" style:font-style-asian="normal" style:font-weight-asian="normal" style:font-size-complex="10pt" style:font-style-complex="normal" style:font-weight-complex="normal"/>
    </style:style>
    <style:style style:name="P8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Marianne1" fo:font-size="10pt" fo:font-style="normal" style:text-underline-style="none"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4"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145240" officeooo:paragraph-rsid="0032dfb6" fo:background-color="transparent" style:font-size-asian="10pt" style:font-style-asian="normal" style:font-weight-asian="bold" style:font-size-complex="10pt" style:font-style-complex="normal" style:font-weight-complex="bold"/>
    </style:style>
    <style:style style:name="P85"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3cb15" officeooo:paragraph-rsid="005eb380" style:font-size-asian="10pt" style:font-size-complex="10pt"/>
    </style:style>
    <style:style style:name="P8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892e7e" officeooo:paragraph-rsid="00892e7e" fo:background-color="transparent" style:font-size-asian="10pt" style:font-style-asian="normal" style:font-weight-asian="normal" style:font-size-complex="10pt" style:font-style-complex="normal" style:font-weight-complex="normal"/>
    </style:style>
    <style:style style:name="P8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Marianne1" fo:font-size="10pt" fo:language="fr" fo:country="FR" fo:font-style="normal" style:text-underline-style="none" fo:font-weight="normal" officeooo:rsid="00892e7e" officeooo:paragraph-rsid="00892e7e" style:letter-kerning="false" fo:background-color="transparent" style:font-name-asian="Calibri1" style:font-size-asian="10pt" style:language-asian="en" style:country-asian="US" style:font-style-asian="normal" style:font-weight-asian="normal" style:font-name-complex="SimSun" style:font-size-complex="10pt" style:language-complex="ar" style:country-complex="SA" style:font-style-complex="normal" style:font-weight-complex="normal"/>
    </style:style>
    <style:style style:name="P9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45240" officeooo:paragraph-rsid="0032dfb6" fo:background-color="transparent" style:font-size-asian="10pt" style:font-style-asian="normal" style:font-weight-asian="normal" style:font-size-complex="10pt" style:font-style-complex="normal" style:font-weight-complex="normal"/>
    </style:style>
    <style:style style:name="P9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5742d" officeooo:paragraph-rsid="0032dfb6" fo:background-color="transparent"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text-position="0% 100%" style:font-name="Marianne1" fo:font-size="10pt" fo:font-style="normal" style:text-underline-style="none" fo:font-weight="normal" officeooo:rsid="0035742d" officeooo:paragraph-rsid="0032dfb6" fo:background-color="transparent"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text-position="0% 100%" style:font-name="Marianne1" fo:font-size="10pt" fo:font-style="normal" style:text-underline-style="none" fo:font-weight="normal" officeooo:rsid="0061a5dc" officeooo:paragraph-rsid="00a79863" fo:background-color="transparent" style:font-size-asian="10pt" style:font-style-asian="normal" style:font-weight-asian="normal" style:font-size-complex="10pt" style:font-style-complex="normal" style:font-weight-complex="normal"/>
    </style:style>
    <style:style style:name="P94"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64103" officeooo:paragraph-rsid="0032dfb6" fo:background-color="transparent" style:font-size-asian="10pt" style:font-style-asian="normal" style:font-weight-asian="bold" style:font-size-complex="10pt" style:font-style-complex="normal" style:font-weight-complex="bold"/>
    </style:style>
    <style:style style:name="P95"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9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ebd23b" officeooo:paragraph-rsid="00ebd23b" fo:background-color="transparent" style:font-size-asian="10pt" style:font-style-asian="normal" style:font-weight-asian="normal" style:font-size-complex="10pt" style:font-style-complex="normal" style:font-weight-complex="normal"/>
    </style:style>
    <style:style style:name="P9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6c917" officeooo:paragraph-rsid="00892e7e" fo:background-color="transparent" style:font-size-asian="10pt" style:font-style-asian="normal" style:font-weight-asian="normal" style:font-size-complex="10pt" style:font-style-complex="normal" style:font-weight-complex="normal"/>
    </style:style>
    <style:style style:name="P99"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6d134" officeooo:paragraph-rsid="0032dfb6" fo:background-color="transparent" style:font-size-asian="10pt" style:font-style-asian="normal" style:font-weight-asian="bold" style:font-size-complex="10pt" style:font-style-complex="normal" style:font-weight-complex="bold"/>
    </style:style>
    <style:style style:name="P10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6d134" officeooo:paragraph-rsid="0032dfb6" fo:background-color="transparent" style:font-size-asian="10pt" style:font-style-asian="normal" style:font-weight-asian="normal" style:font-size-complex="10pt" style:font-style-complex="normal" style:font-weight-complex="normal"/>
    </style:style>
    <style:style style:name="P10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d134" officeooo:paragraph-rsid="0032dfb6" fo:background-color="transparent" style:font-size-asian="10pt" style:font-style-asian="normal" style:font-weight-asian="normal" style:font-size-complex="10pt" style:font-style-complex="normal" style:font-weight-complex="normal"/>
    </style:style>
    <style:style style:name="P10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d134" officeooo:paragraph-rsid="00a46655" fo:background-color="transparent" style:font-size-asian="10pt" style:font-style-asian="normal" style:font-weight-asian="normal" style:font-size-complex="10pt" style:font-style-complex="normal" style:font-weight-complex="normal"/>
    </style:style>
    <style:style style:name="P10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1pt" fo:font-style="normal" style:text-underline-style="none" fo:font-weight="normal" officeooo:rsid="0026d134" officeooo:paragraph-rsid="00a46655" fo:background-color="transparent" style:font-size-asian="11pt" style:font-style-asian="normal" style:font-weight-asian="normal" style:font-size-complex="11pt" style:font-style-complex="normal" style:font-weight-complex="normal"/>
    </style:style>
    <style:style style:name="P104"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622f3a" officeooo:paragraph-rsid="0032dfb6" fo:background-color="transparent" style:font-size-asian="10pt" style:font-style-asian="normal" style:font-weight-asian="bold" style:font-size-complex="10pt" style:font-style-complex="normal" style:font-weight-complex="bold"/>
    </style:style>
    <style:style style:name="P105"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622f3a" officeooo:paragraph-rsid="0032dfb6" fo:background-color="transparent" style:font-size-asian="10pt" style:font-style-asian="normal" style:font-weight-asian="normal" style:font-size-complex="10pt" style:font-style-complex="normal" style:font-weight-complex="normal"/>
    </style:style>
    <style:style style:name="P10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62bfd9" officeooo:paragraph-rsid="0032dfb6" fo:background-color="transparent" style:font-size-asian="10pt" style:font-style-asian="normal" style:font-weight-asian="normal" style:font-size-complex="10pt" style:font-style-complex="normal" style:font-weight-complex="normal"/>
    </style:style>
    <style:style style:name="P10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paragraph-rsid="0032dfb6" fo:background-color="transparent" style:font-size-asian="10pt" style:font-size-complex="10pt"/>
    </style:style>
    <style:style style:name="P108"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font-name="Marianne1" fo:font-size="10pt" officeooo:paragraph-rsid="0032dfb6" fo:background-color="transparent" style:font-size-asian="10pt" style:font-size-complex="10pt"/>
    </style:style>
    <style:style style:name="P10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756b6" officeooo:paragraph-rsid="0032dfb6" fo:background-color="transparent" style:font-size-asian="10pt" style:font-style-asian="normal" style:font-weight-asian="normal" style:font-size-complex="10pt" style:font-style-complex="normal" style:font-weight-complex="normal"/>
    </style:style>
    <style:style style:name="P110" style:family="paragraph" style:parent-style-name="Standard">
      <style:paragraph-properties fo:margin-left="0cm" fo:margin-right="0cm" fo:margin-top="0cm" fo:margin-bottom="0cm" style:contextual-spacing="false" fo:text-align="end" style:justify-single-word="false" fo:text-indent="0cm" style:auto-text-indent="false"/>
      <style:text-properties style:text-position="0% 100%" style:font-name="Marianne1" fo:font-size="10pt" fo:font-style="normal" style:text-underline-style="none" fo:font-weight="normal" officeooo:rsid="002756b6" officeooo:paragraph-rsid="0032dfb6" fo:background-color="transparent" style:font-size-asian="10pt" style:font-style-asian="normal" style:font-weight-asian="normal" style:font-size-complex="10pt" style:font-style-complex="normal" style:font-weight-complex="normal"/>
    </style:style>
    <style:style style:name="P111"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style:text-position="0% 100%" style:font-name="Marianne1" fo:font-size="10pt" fo:font-style="normal" style:text-underline-style="none" fo:font-weight="normal" officeooo:rsid="001726f4" officeooo:paragraph-rsid="0032dfb6"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2"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style:text-position="0% 100%" style:font-name="Marianne1" fo:font-size="10pt" fo:font-style="normal" style:text-underline-style="none" fo:font-weight="normal" officeooo:rsid="00197c73" officeooo:paragraph-rsid="0032dfb6"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3"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fo:color="#000000" loext:opacity="100%" style:text-position="0% 100%" style:font-name="Marianne" fo:font-size="10pt" fo:letter-spacing="0.011cm" fo:font-style="normal" style:text-underline-style="none" fo:font-weight="normal" officeooo:rsid="0085f515" officeooo:paragraph-rsid="0032dfb6" style:letter-kerning="true"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4" style:family="paragraph" style:parent-style-name="Table_20_Contents" style:master-page-name="">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style:page-number="auto" fo:background-color="transparent" fo:padding="0cm" fo:border="none" style:shadow="none" fo:keep-with-next="always" text:number-lines="false" text:line-number="0" style:writing-mode="lr-tb">
        <style:tab-stops>
          <style:tab-stop style:position="0cm"/>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5"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0cm"/>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6"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style:style>
    <style:style style:name="P117"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85f515"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8"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1" fo:font-size="10pt" officeooo:rsid="00197c73" officeooo:paragraph-rsid="00752cd7" fo:background-color="transparent" style:font-name-asian="Book Antiqua" style:font-size-asian="10pt" style:font-name-complex="Book Antiqua" style:font-size-complex="10pt" fo:hyphenate="false" fo:hyphenation-remain-char-count="2" fo:hyphenation-push-char-count="2" loext:hyphenation-no-caps="false" loext:hyphenation-no-last-word="false" loext:hyphenation-word-char-count="no-limit" loext:hyphenation-zone="no-limit"/>
    </style:style>
    <style:style style:name="P119"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1" fo:font-size="10pt" officeooo:rsid="00197c73" officeooo:paragraph-rsid="00752cd7" fo:background-color="transparent" style:font-name-asian="Book Antiqua" style:font-size-asian="10pt" style:font-name-complex="Book Antiqua" style:font-size-complex="10pt"/>
    </style:style>
    <style:style style:name="P120"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 fo:font-size="10pt" officeooo:rsid="00841df2" officeooo:paragraph-rsid="00752cd7" fo:background-color="transparent" style:font-name-asian="Book Antiqua" style:font-size-asian="10pt" style:font-name-complex="Book Antiqua" style:font-size-complex="10pt"/>
    </style:style>
    <style:style style:name="P121" style:family="paragraph" style:parent-style-name="Table_20_Contents" style:master-page-name="">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style:page-number="auto"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7ef428"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2"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7ef428"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3"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9872b4"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style:text-underline-style="solid" style:text-underline-width="auto" style:text-underline-color="font-color" fo:font-weight="bold" officeooo:rsid="0060e753" officeooo:paragraph-rsid="0032dfb6" style:font-size-asian="10pt" style:font-weight-asian="bold" style:font-size-complex="10pt" style:font-weight-complex="bold"/>
    </style:style>
    <style:style style:name="P125"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style:font-name="Marianne1" fo:font-size="10pt" officeooo:paragraph-rsid="0032dfb6" style:font-size-asian="10pt" style:font-size-complex="10pt"/>
    </style:style>
    <style:style style:name="P12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officeooo:rsid="0015eb4f" officeooo:paragraph-rsid="0032dfb6" style:font-size-asian="10pt" style:font-size-complex="10pt"/>
    </style:style>
    <style:style style:name="P12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Marianne1" fo:font-size="10pt" fo:font-weight="bold" officeooo:paragraph-rsid="003b10bc" style:font-size-asian="10pt" style:font-weight-asian="bold" style:font-size-complex="10pt"/>
    </style:style>
    <style:style style:name="P12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officeooo:paragraph-rsid="003b10bc" style:font-size-asian="10pt" style:font-size-complex="10pt"/>
    </style:style>
    <style:style style:name="P12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Marianne1" fo:font-size="10pt" officeooo:paragraph-rsid="003b10bc" style:font-size-asian="10pt" style:font-size-complex="10pt"/>
    </style:style>
    <style:style style:name="P130" style:family="paragraph" style:parent-style-name="Standard">
      <style:paragraph-properties fo:margin-left="0cm" fo:margin-right="0cm" fo:margin-top="0cm" fo:margin-bottom="0cm" style:contextual-spacing="false" fo:line-height="100%" fo:text-indent="0cm" style:auto-text-indent="false"/>
      <style:text-properties style:font-name="Marianne1" fo:font-size="10pt" officeooo:paragraph-rsid="003b10bc" style:font-size-asian="10pt" style:font-size-complex="10pt"/>
    </style:style>
    <style:style style:name="P13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paragraph-properties>
      <style:text-properties fo:color="#000000" loext:opacity="100%" style:text-position="0% 100%" style:font-name="Marianne1" fo:font-size="10pt" fo:font-style="normal" style:text-underline-style="none" fo:font-weight="normal" officeooo:rsid="0016c917" officeooo:paragraph-rsid="003b10bc"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32" style:family="paragraph">
      <loext:graphic-properties draw:fill="none"/>
      <style:paragraph-properties fo:text-align="start"/>
      <style:text-properties fo:font-size="18pt"/>
    </style:style>
    <style:style style:name="T1" style:family="text">
      <style:text-properties officeooo:rsid="00f5ebfc"/>
    </style:style>
    <style:style style:name="T2" style:family="text">
      <style:text-properties officeooo:rsid="00fbdba8"/>
    </style:style>
    <style:style style:name="T3" style:family="text">
      <style:text-properties officeooo:rsid="00aa3450"/>
    </style:style>
    <style:style style:name="T4" style:family="text">
      <style:text-properties officeooo:rsid="00dc589d"/>
    </style:style>
    <style:style style:name="T5" style:family="text">
      <style:text-properties fo:font-weight="bold" officeooo:rsid="00a3eda5" style:font-weight-asian="bold" style:font-weight-complex="bold"/>
    </style:style>
    <style:style style:name="T6" style:family="text">
      <style:text-properties style:use-window-font-color="true" loext:opacity="0%" style:text-position="0% 100%" fo:font-style="normal" style:text-underline-style="none" officeooo:rsid="00dc589d" style:font-style-asian="normal" style:font-style-complex="normal"/>
    </style:style>
    <style:style style:name="T7" style:family="text">
      <style:text-properties style:use-window-font-color="true" loext:opacity="0%" style:text-position="0% 100%" fo:font-style="normal" style:text-underline-style="none" officeooo:rsid="00575802" style:font-style-asian="normal" style:font-style-complex="normal"/>
    </style:style>
    <style:style style:name="T8" style:family="text">
      <style:text-properties style:use-window-font-color="true" loext:opacity="0%" style:text-position="0% 100%" fo:font-style="normal" style:text-underline-style="none" officeooo:rsid="00a3eda5" style:font-style-asian="normal" style:font-style-complex="normal"/>
    </style:style>
    <style:style style:name="T9" style:family="text">
      <style:text-properties style:use-window-font-color="true" loext:opacity="0%" style:text-position="0% 100%" fo:font-style="normal" style:text-underline-style="none" officeooo:rsid="00c6fba0" style:font-style-asian="normal" style:font-style-complex="normal"/>
    </style:style>
    <style:style style:name="T10" style:family="text">
      <style:text-properties style:use-window-font-color="true" loext:opacity="0%" style:text-position="0% 100%" fo:font-style="normal" style:text-underline-style="none" officeooo:rsid="00cdea95" style:font-style-asian="normal" style:font-style-complex="normal"/>
    </style:style>
    <style:style style:name="T11" style:family="text">
      <style:text-properties style:use-window-font-color="true" loext:opacity="0%" style:text-position="0% 100%" fo:font-style="normal" style:text-underline-style="none" officeooo:rsid="00a46655" style:font-style-asian="normal" style:font-style-complex="normal"/>
    </style:style>
    <style:style style:name="T12" style:family="text">
      <style:text-properties style:use-window-font-color="true" loext:opacity="0%" style:text-position="0% 100%" fo:font-style="normal" style:text-underline-style="none" officeooo:rsid="00b0da0b" style:font-style-asian="normal" style:font-style-complex="normal"/>
    </style:style>
    <style:style style:name="T13" style:family="text">
      <style:text-properties style:use-window-font-color="true" loext:opacity="0%" style:text-position="0% 100%" fo:font-style="normal" style:text-underline-style="none" fo:font-weight="bold" officeooo:rsid="00575802" style:font-style-asian="normal" style:font-weight-asian="bold" style:font-style-complex="normal" style:font-weight-complex="bold"/>
    </style:style>
    <style:style style:name="T14" style:family="text">
      <style:text-properties officeooo:rsid="001e24bf"/>
    </style:style>
    <style:style style:name="T15" style:family="text">
      <style:text-properties officeooo:rsid="001e24bf" fo:background-color="transparent" loext:char-shading-value="0"/>
    </style:style>
    <style:style style:name="T16" style:family="text">
      <style:text-properties fo:background-color="transparent" loext:char-shading-value="0"/>
    </style:style>
    <style:style style:name="T17" style:family="text">
      <style:text-properties officeooo:rsid="00131aed" fo:background-color="transparent" loext:char-shading-value="0"/>
    </style:style>
    <style:style style:name="T18" style:family="text">
      <style:text-properties officeooo:rsid="00352e65"/>
    </style:style>
    <style:style style:name="T19" style:family="text">
      <style:text-properties officeooo:rsid="004b48b9"/>
    </style:style>
    <style:style style:name="T20" style:family="text">
      <style:text-properties officeooo:rsid="00c6fba0"/>
    </style:style>
    <style:style style:name="T21" style:family="text">
      <style:text-properties officeooo:rsid="00d64a4c"/>
    </style:style>
    <style:style style:name="T22" style:family="text">
      <style:text-properties style:text-position="0% 100%" fo:font-style="normal" style:text-underline-style="none" fo:font-weight="bold" officeooo:rsid="004dc0dc" style:font-style-asian="normal" style:font-weight-asian="bold" style:font-style-complex="normal" style:font-weight-complex="bold"/>
    </style:style>
    <style:style style:name="T23" style:family="text">
      <style:text-properties style:text-position="0% 100%" fo:font-style="normal" style:text-underline-style="none" fo:font-weight="bold" officeooo:rsid="00103e17" style:font-style-asian="normal" style:font-weight-asian="bold" style:font-style-complex="normal" style:font-weight-complex="bold"/>
    </style:style>
    <style:style style:name="T24" style:family="text">
      <style:text-properties style:text-position="0% 100%" fo:font-style="normal" style:text-underline-style="none" fo:font-weight="normal" officeooo:rsid="00103e17" fo:background-color="transparent" loext:char-shading-value="0" style:font-style-asian="normal" style:font-weight-asian="normal" style:font-style-complex="normal" style:font-weight-complex="normal"/>
    </style:style>
    <style:style style:name="T25" style:family="text">
      <style:text-properties style:text-underline-style="solid" style:text-underline-width="auto" style:text-underline-color="font-color"/>
    </style:style>
    <style:style style:name="T26" style:family="text">
      <style:text-properties officeooo:rsid="0085698c"/>
    </style:style>
    <style:style style:name="T27" style:family="text">
      <style:text-properties style:text-position="super 58%"/>
    </style:style>
    <style:style style:name="T28" style:family="text">
      <style:text-properties officeooo:rsid="00187300"/>
    </style:style>
    <style:style style:name="T29" style:family="text">
      <style:text-properties style:text-underline-style="none" officeooo:rsid="00187300"/>
    </style:style>
    <style:style style:name="T30" style:family="text">
      <style:text-properties style:text-position="0% 100%" style:text-underline-style="none" officeooo:rsid="00aa3450"/>
    </style:style>
    <style:style style:name="T31" style:family="text">
      <style:text-properties style:text-position="0% 100%" style:text-underline-style="none" officeooo:rsid="00810cee"/>
    </style:style>
    <style:style style:name="T32" style:family="text">
      <style:text-properties style:text-position="0% 100%" style:text-underline-style="none" officeooo:rsid="00a46655"/>
    </style:style>
    <style:style style:name="T33" style:family="text">
      <style:text-properties style:text-position="0% 100%" style:text-underline-style="none" officeooo:rsid="00b136c2"/>
    </style:style>
    <style:style style:name="T34" style:family="text">
      <style:text-properties style:text-position="0% 100%" style:text-underline-style="none" officeooo:rsid="00b98c6d"/>
    </style:style>
    <style:style style:name="T35" style:family="text">
      <style:text-properties style:text-position="0% 100%" style:text-underline-style="none" officeooo:rsid="001a1671"/>
    </style:style>
    <style:style style:name="T36" style:family="text">
      <style:text-properties fo:color="#000000" loext:opacity="100%" style:text-position="0% 100%" style:font-name="Marianne1" fo:font-size="10pt" fo:font-style="normal" style:text-underline-style="none" fo:font-weight="normal" officeooo:rsid="007e6388"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fo:color="#000000" loext:opacity="100%" style:text-position="0% 100%" style:font-name="Marianne1" fo:font-size="10pt" fo:font-style="normal" style:text-underline-style="none" fo:font-weight="normal" officeooo:rsid="00197c73" fo:background-color="transparent" loext:char-shading-value="0" style:font-size-asian="10pt" style:font-style-asian="normal" style:font-weight-asian="normal" style:font-size-complex="10pt" style:font-style-complex="normal" style:font-weight-complex="normal"/>
    </style:style>
    <style:style style:name="T38" style:family="text">
      <style:text-properties fo:color="#000000" loext:opacity="100%" style:text-position="0% 100%" style:font-name="Marianne1" fo:font-size="10pt" fo:font-style="normal" style:text-underline-style="none" fo:font-weight="normal" officeooo:rsid="0085698c" fo:background-color="transparent" loext:char-shading-value="0" style:font-size-asian="10pt" style:font-style-asian="normal" style:font-weight-asian="normal" style:font-size-complex="10pt" style:font-style-complex="normal" style:font-weight-complex="normal"/>
    </style:style>
    <style:style style:name="T39" style:family="text">
      <style:text-properties fo:color="#000000" loext:opacity="100%" style:text-position="0% 100%" style:font-name="Marianne1" fo:font-size="10pt" fo:font-style="normal" style:text-underline-style="none" fo:font-weight="normal" officeooo:rsid="0017a649" fo:background-color="transparent" loext:char-shading-value="0" style:font-size-asian="10pt" style:font-style-asian="normal" style:font-weight-asian="normal" style:font-size-complex="10pt" style:font-style-complex="normal" style:font-weight-complex="normal"/>
    </style:style>
    <style:style style:name="T40" style:family="text">
      <style:text-properties fo:color="#0563c1" loext:opacity="100%" style:text-position="0% 100%" style:font-name="Marianne1" fo:font-size="10pt" fo:font-style="normal" style:text-underline-style="solid" style:text-underline-width="auto" style:text-underline-color="font-color" fo:font-weight="normal" officeooo:rsid="00c2ad6d" fo:background-color="transparent" loext:char-shading-value="0" style:font-size-asian="10pt" style:font-style-asian="normal" style:font-weight-asian="normal" style:font-size-complex="10pt" style:font-style-complex="normal" style:font-weight-complex="normal"/>
    </style:style>
    <style:style style:name="T41" style:family="text">
      <style:text-properties fo:color="#000000" loext:opacity="100%" style:text-position="0% 100%" style:font-name="Marianne1" fo:font-size="10pt" fo:font-style="normal" style:text-underline-style="none" fo:font-weight="normal" officeooo:rsid="00c2ad6d" fo:background-color="transparent" loext:char-shading-value="0" style:font-size-asian="10pt" style:font-style-asian="normal" style:font-weight-asian="normal" style:font-size-complex="10pt" style:font-style-complex="normal" style:font-weight-complex="normal"/>
    </style:style>
    <style:style style:name="T42" style:family="text">
      <style:text-properties style:text-underline-style="none"/>
    </style:style>
    <style:style style:name="T43" style:family="text">
      <style:text-properties fo:color="#000000" loext:opacity="100%" style:text-position="0% 100%"/>
    </style:style>
    <style:style style:name="T44" style:family="text">
      <style:text-properties fo:color="#000000" loext:opacity="100%" style:text-position="0% 100%" officeooo:rsid="00aa3450"/>
    </style:style>
    <style:style style:name="T45" style:family="text">
      <style:text-properties fo:color="#000000" loext:opacity="100%" style:text-position="0% 100%" officeooo:rsid="00383ff8"/>
    </style:style>
    <style:style style:name="T46" style:family="text">
      <style:text-properties fo:color="#000000" loext:opacity="100%" style:text-position="0% 100%" officeooo:rsid="001a55d7"/>
    </style:style>
    <style:style style:name="T47" style:family="text">
      <style:text-properties fo:color="#000000" loext:opacity="100%" style:text-position="0% 100%" officeooo:rsid="003820fe"/>
    </style:style>
    <style:style style:name="T48" style:family="text">
      <style:text-properties fo:color="#000000" loext:opacity="100%" style:text-position="0% 100%" officeooo:rsid="002f6edf"/>
    </style:style>
    <style:style style:name="T49" style:family="text">
      <style:text-properties fo:color="#000000" loext:opacity="100%" style:text-position="0% 100%" officeooo:rsid="002ecbd3"/>
    </style:style>
    <style:style style:name="T50" style:family="text">
      <style:text-properties fo:color="#000000" loext:opacity="100%" style:text-position="0% 100%" officeooo:rsid="002c297e"/>
    </style:style>
    <style:style style:name="T51" style:family="text">
      <style:text-properties style:text-position="0% 100%"/>
    </style:style>
    <style:style style:name="T52" style:family="text">
      <style:text-properties style:text-position="0% 100%" officeooo:rsid="00319c5b"/>
    </style:style>
    <style:style style:name="T53" style:family="text">
      <style:text-properties style:text-position="0% 100%" officeooo:rsid="00509fca"/>
    </style:style>
    <style:style style:name="T54" style:family="text">
      <style:text-properties style:text-position="0% 100%" officeooo:rsid="00c6fba0"/>
    </style:style>
    <style:style style:name="T55" style:family="text">
      <style:text-properties style:text-position="0% 100%" officeooo:rsid="00a46655"/>
    </style:style>
    <style:style style:name="T56" style:family="text">
      <style:text-properties style:text-position="0% 100%" officeooo:rsid="00359fb0"/>
    </style:style>
    <style:style style:name="T57" style:family="text">
      <style:text-properties style:text-position="0% 100%" officeooo:rsid="003aa4d3"/>
    </style:style>
    <style:style style:name="T58" style:family="text">
      <style:text-properties fo:color="#000000" loext:opacity="100%" style:text-position="0% 100%" style:text-underline-style="none" officeooo:rsid="00aa3450"/>
    </style:style>
    <style:style style:name="T59" style:family="text">
      <style:text-properties style:text-position="0% 100%" style:text-underline-style="none"/>
    </style:style>
    <style:style style:name="T60" style:family="text">
      <style:text-properties style:text-position="0% 100%" style:text-underline-style="none" officeooo:rsid="001d1693"/>
    </style:style>
    <style:style style:name="T61" style:family="text">
      <style:text-properties style:text-position="0% 100%" style:text-underline-style="none" officeooo:rsid="004b48b9"/>
    </style:style>
    <style:style style:name="T62" style:family="text">
      <style:text-properties style:text-position="0% 100%" style:text-underline-style="none" officeooo:rsid="00103e17"/>
    </style:style>
    <style:style style:name="T63" style:family="text">
      <style:text-properties style:text-underline-style="solid" style:text-underline-width="auto" style:text-underline-color="font-color" officeooo:rsid="002aa5b4"/>
    </style:style>
    <style:style style:name="T64" style:family="text">
      <style:text-properties officeooo:rsid="002aa5b4"/>
    </style:style>
    <style:style style:name="T65" style:family="text">
      <style:text-properties style:text-position="0% 100%" officeooo:rsid="00103e17"/>
    </style:style>
    <style:style style:name="T66" style:family="text">
      <style:text-properties style:text-position="0% 100%" officeooo:rsid="00fa1b76"/>
    </style:style>
    <style:style style:name="T67" style:family="text">
      <style:text-properties style:use-window-font-color="true" loext:opacity="0%" style:text-position="0% 100%" fo:font-weight="bold" style:font-weight-asian="bold" style:font-weight-complex="bold"/>
    </style:style>
    <style:style style:name="T68" style:family="text">
      <style:text-properties style:text-position="0% 100%" fo:font-weight="bold" style:font-weight-asian="bold" style:font-weight-complex="bold"/>
    </style:style>
    <style:style style:name="T69" style:family="text">
      <style:text-properties style:text-position="0% 100%" fo:font-style="italic" style:font-style-asian="italic" style:font-style-complex="italic"/>
    </style:style>
    <style:style style:name="T70" style:family="text">
      <style:text-properties fo:color="#ce181e" loext:opacity="100%" style:text-position="0% 100%" fo:font-style="italic" style:font-style-asian="italic" style:font-style-complex="italic"/>
    </style:style>
    <style:style style:name="T71" style:family="text">
      <style:text-properties style:use-window-font-color="true" loext:opacity="0%" style:text-position="0% 100%" fo:font-style="italic" officeooo:rsid="00236311" style:font-style-asian="italic" style:font-style-complex="italic"/>
    </style:style>
    <style:style style:name="T72" style:family="text">
      <style:text-properties style:text-position="0% 100%" officeooo:rsid="00b7cc2a"/>
    </style:style>
    <style:style style:name="T73" style:family="text">
      <style:text-properties style:text-position="0% 100%" style:text-underline-style="solid" style:text-underline-width="auto" style:text-underline-color="font-color" officeooo:rsid="00a46655"/>
    </style:style>
    <style:style style:name="T74" style:family="text">
      <style:text-properties style:use-window-font-color="true" loext:opacity="0%" style:text-position="0% 100%" style:font-name="Marianne" officeooo:rsid="005f799e"/>
    </style:style>
    <style:style style:name="T75" style:family="text">
      <style:text-properties fo:color="#000000" loext:opacity="100%" officeooo:rsid="00ac8b27" fo:background-color="transparent" loext:char-shading-value="0"/>
    </style:style>
    <style:style style:name="T76" style:family="text">
      <style:text-properties fo:color="#000000" loext:opacity="100%" fo:background-color="transparent" loext:char-shading-value="0"/>
    </style:style>
    <style:style style:name="T77" style:family="text">
      <style:text-properties fo:color="#000000" loext:opacity="100%" officeooo:rsid="003820fe" fo:background-color="transparent" loext:char-shading-value="0"/>
    </style:style>
    <style:style style:name="T78" style:family="text">
      <style:text-properties fo:color="#000000" loext:opacity="100%" officeooo:rsid="00b62967" fo:background-color="transparent" loext:char-shading-value="0"/>
    </style:style>
    <style:style style:name="T79" style:family="text">
      <style:text-properties fo:color="#000000" loext:opacity="100%" officeooo:rsid="00a46655" fo:background-color="transparent" loext:char-shading-value="0"/>
    </style:style>
    <style:style style:name="T80" style:family="text">
      <style:text-properties fo:color="#000000" loext:opacity="100%" officeooo:rsid="003917ac" fo:background-color="transparent" loext:char-shading-value="0"/>
    </style:style>
    <style:style style:name="T81" style:family="text">
      <style:text-properties fo:color="#000000" loext:opacity="100%" officeooo:rsid="00359fb0" fo:background-color="transparent" loext:char-shading-value="0"/>
    </style:style>
    <style:style style:name="T82" style:family="text">
      <style:text-properties fo:color="#000000" loext:opacity="100%" officeooo:rsid="00187300" fo:background-color="transparent" loext:char-shading-value="0"/>
    </style:style>
    <style:style style:name="T83" style:family="text">
      <style:text-properties officeooo:rsid="00892e7e"/>
    </style:style>
    <style:style style:name="T84" style:family="text">
      <style:text-properties officeooo:rsid="006a0a48"/>
    </style:style>
    <style:style style:name="T85" style:family="text">
      <style:text-properties officeooo:rsid="0035742d"/>
    </style:style>
    <style:style style:name="T86" style:family="text">
      <style:text-properties officeooo:rsid="00f319fb"/>
    </style:style>
    <style:style style:name="T87" style:family="text">
      <style:text-properties style:text-underline-style="none" officeooo:rsid="00f319fb"/>
    </style:style>
    <style:style style:name="T88" style:family="text">
      <style:text-properties style:text-position="0% 100%" style:text-underline-style="solid" style:text-underline-width="auto" style:text-underline-color="font-color" fo:font-weight="bold" style:font-weight-asian="bold" style:font-weight-complex="bold"/>
    </style:style>
    <style:style style:name="T89" style:family="text">
      <style:text-properties style:text-position="0% 100%" style:text-underline-style="solid" style:text-underline-width="auto" style:text-underline-color="font-color" fo:font-weight="bold" officeooo:rsid="0046d465" style:font-weight-asian="bold" style:font-weight-complex="bold"/>
    </style:style>
    <style:style style:name="T90" style:family="text">
      <style:text-properties style:text-position="0% 100%" style:text-underline-style="none" fo:font-weight="bold" style:font-weight-asian="bold" style:font-weight-complex="bold"/>
    </style:style>
    <style:style style:name="T91" style:family="text">
      <style:text-properties officeooo:rsid="00ac8b27"/>
    </style:style>
    <style:style style:name="T92" style:family="text">
      <style:text-properties officeooo:rsid="009d8d3f"/>
    </style:style>
    <style:style style:name="T93" style:family="text">
      <style:text-properties officeooo:rsid="00103e17"/>
    </style:style>
    <style:style style:name="T94" style:family="text">
      <style:text-properties officeooo:rsid="009c9fc2"/>
    </style:style>
    <style:style style:name="T95" style:family="text">
      <style:text-properties style:text-underline-style="solid" style:text-underline-width="auto" style:text-underline-color="font-color" fo:font-weight="bold" style:font-weight-asian="bold" style:font-weight-complex="bold"/>
    </style:style>
    <style:style style:name="T96" style:family="text">
      <style:text-properties style:text-underline-style="solid" style:text-underline-width="auto" style:text-underline-color="font-color" fo:font-weight="bold" officeooo:rsid="0046d465" style:font-weight-asian="bold" style:font-weight-complex="bold"/>
    </style:style>
    <style:style style:name="T97" style:family="text">
      <style:text-properties style:text-underline-style="solid" style:text-underline-width="auto" style:text-underline-color="font-color" fo:font-weight="bold" officeooo:rsid="0032e1bd" style:font-weight-asian="bold" style:font-weight-complex="bold"/>
    </style:style>
    <style:style style:name="T98" style:family="text">
      <style:text-properties style:text-underline-style="solid" style:text-underline-width="auto" style:text-underline-color="font-color" fo:font-weight="bold" officeooo:rsid="00677533" style:font-weight-asian="bold" style:font-weight-complex="bold"/>
    </style:style>
    <style:style style:name="T99" style:family="text">
      <style:text-properties fo:font-weight="bold" officeooo:rsid="0032e1bd" style:font-weight-asian="bold" style:font-weight-complex="bold"/>
    </style:style>
    <style:style style:name="T100" style:family="text">
      <style:text-properties officeooo:rsid="00b7cc2a"/>
    </style:style>
    <style:style style:name="T101" style:family="text">
      <style:text-properties officeooo:rsid="00a46655"/>
    </style:style>
    <style:style style:name="T102" style:family="text">
      <style:text-properties officeooo:rsid="001a55d7"/>
    </style:style>
    <style:style style:name="T103" style:family="text">
      <style:text-properties officeooo:rsid="0037568f"/>
    </style:style>
    <style:style style:name="T104" style:family="text">
      <style:text-properties officeooo:rsid="000ec47d" fo:background-color="#ffffff" loext:char-shading-value="0"/>
    </style:style>
    <style:style style:name="T105" style:family="text">
      <style:text-properties officeooo:rsid="00509fca" fo:background-color="#ffffff" loext:char-shading-value="0"/>
    </style:style>
    <style:style style:name="T106" style:family="text">
      <style:text-properties officeooo:rsid="00b7cc2a" fo:background-color="#ffffff" loext:char-shading-value="0"/>
    </style:style>
    <style:style style:name="T107" style:family="text">
      <style:text-properties officeooo:rsid="00509fca"/>
    </style:style>
    <style:style style:name="T108" style:family="text">
      <style:text-properties officeooo:rsid="00ebd23b"/>
    </style:style>
    <style:style style:name="T109" style:family="text">
      <style:text-properties officeooo:rsid="00371491"/>
    </style:style>
    <style:style style:name="T110" style:family="text">
      <style:text-properties officeooo:rsid="00540074"/>
    </style:style>
    <style:style style:name="T111" style:family="text">
      <style:text-properties officeooo:rsid="0046d465"/>
    </style:style>
    <style:style style:name="T112" style:family="text">
      <style:text-properties officeooo:rsid="00693472"/>
    </style:style>
    <style:style style:name="T113" style:family="text">
      <style:text-properties officeooo:rsid="0032e1bd"/>
    </style:style>
    <style:style style:name="T114" style:family="text">
      <style:text-properties style:text-underline-style="none" fo:font-weight="normal" style:font-weight-asian="normal" style:font-weight-complex="normal"/>
    </style:style>
    <style:style style:name="T115" style:family="text">
      <style:text-properties style:text-underline-style="none" fo:font-weight="normal" officeooo:rsid="00509fca" style:font-weight-asian="normal" style:font-weight-complex="normal"/>
    </style:style>
    <style:style style:name="T116" style:family="text">
      <style:text-properties style:text-underline-style="none" fo:font-weight="normal" officeooo:rsid="0063b851" style:font-weight-asian="normal" style:font-weight-complex="normal"/>
    </style:style>
    <style:style style:name="T117" style:family="text">
      <style:text-properties officeooo:rsid="0017a649"/>
    </style:style>
    <style:style style:name="T118" style:family="text">
      <style:text-properties officeooo:rsid="000ec47d"/>
    </style:style>
    <style:style style:name="T119" style:family="text">
      <style:text-properties officeooo:rsid="005e7b1f"/>
    </style:style>
    <style:style style:name="T120" style:family="text">
      <style:text-properties officeooo:rsid="0054804a"/>
    </style:style>
    <style:style style:name="T121" style:family="text">
      <style:text-properties officeooo:rsid="0026d134"/>
    </style:style>
    <style:style style:name="T122" style:family="text">
      <style:text-properties officeooo:rsid="0060073f"/>
    </style:style>
    <style:style style:name="T123" style:family="text">
      <style:text-properties officeooo:rsid="00264103"/>
    </style:style>
    <style:style style:name="T124" style:family="text">
      <style:text-properties style:text-underline-style="none" officeooo:rsid="00264103"/>
    </style:style>
    <style:style style:name="T125" style:family="text">
      <style:text-properties fo:color="#000000" loext:opacity="100%" style:text-position="0% 100%" fo:font-style="normal" style:text-underline-style="none" fo:font-weight="normal" officeooo:rsid="00adab20" fo:background-color="transparent" loext:char-shading-value="0" style:font-style-asian="normal" style:font-weight-asian="normal" style:font-style-complex="normal" style:font-weight-complex="normal"/>
    </style:style>
    <style:style style:name="T126" style:family="text">
      <style:text-properties fo:color="#000000" loext:opacity="100%" style:text-position="0% 100%" fo:font-style="normal" style:text-underline-style="none" fo:font-weight="normal" officeooo:rsid="00187300" fo:background-color="transparent" loext:char-shading-value="0" style:font-style-asian="normal" style:font-weight-asian="normal" style:font-style-complex="normal" style:font-weight-complex="normal"/>
    </style:style>
    <style:style style:name="T127" style:family="text">
      <style:text-properties fo:color="#000000" loext:opacity="100%" style:text-position="0% 100%" fo:font-style="normal" style:text-underline-style="none" fo:font-weight="normal" officeooo:rsid="0038aec7" fo:background-color="transparent" loext:char-shading-value="0" style:font-style-asian="normal" style:font-weight-asian="normal" style:font-style-complex="normal" style:font-weight-complex="normal"/>
    </style:style>
    <style:style style:name="T128" style:family="text">
      <style:text-properties fo:color="#000000" loext:opacity="100%" style:text-position="0% 100%" fo:font-style="normal" style:text-underline-style="none" fo:font-weight="normal" officeooo:rsid="006ad5be" fo:background-color="transparent" loext:char-shading-value="0" style:font-style-asian="normal" style:font-weight-asian="normal" style:font-style-complex="normal" style:font-weight-complex="normal"/>
    </style:style>
    <style:style style:name="T129" style:family="text">
      <style:text-properties style:text-position="0% 100%" fo:font-style="normal" style:text-underline-style="none" fo:font-weight="normal" officeooo:rsid="00187300" fo:background-color="transparent" loext:char-shading-value="0" style:font-style-asian="normal" style:font-weight-asian="normal" style:font-style-complex="normal" style:font-weight-complex="normal"/>
    </style:style>
    <style:style style:name="T130" style:family="text">
      <style:text-properties fo:color="#000000" loext:opacity="100%" style:text-position="0% 100%" fo:font-style="normal" style:text-underline-style="none" fo:font-weight="normal" officeooo:rsid="00a46655" fo:background-color="transparent" loext:char-shading-value="0" style:font-style-asian="normal" style:font-weight-asian="normal" style:font-style-complex="normal" style:font-weight-complex="normal"/>
    </style:style>
    <style:style style:name="T131" style:family="text">
      <style:text-properties fo:color="#000000" loext:opacity="100%" style:text-position="0% 100%" fo:font-style="normal" style:text-underline-style="none" fo:font-weight="normal" officeooo:rsid="00d64a4c" fo:background-color="transparent" loext:char-shading-value="0" style:font-style-asian="normal" style:font-weight-asian="normal" style:font-style-complex="normal" style:font-weight-complex="normal"/>
    </style:style>
    <style:style style:name="T132" style:family="text">
      <style:text-properties style:use-window-font-color="true" loext:opacity="0%" fo:language="fr" fo:country="FR" style:letter-kerning="false" style:font-name-asian="Calibri1" style:language-asian="en" style:country-asian="US" style:font-name-complex="SimSun" style:language-complex="ar" style:country-complex="SA"/>
    </style:style>
    <style:style style:name="T133" style:family="text">
      <style:text-properties officeooo:rsid="003d4e7a"/>
    </style:style>
    <style:style style:name="T134" style:family="text">
      <style:text-properties officeooo:rsid="0054fba1"/>
    </style:style>
    <style:style style:name="T135" style:family="text">
      <style:text-properties officeooo:rsid="002d4b3f"/>
    </style:style>
    <style:style style:name="T136" style:family="text">
      <style:text-properties fo:color="#000000" loext:opacity="100%"/>
    </style:style>
    <style:style style:name="T137" style:family="text">
      <style:text-properties fo:color="#000000" loext:opacity="100%" officeooo:rsid="003d4e7a"/>
    </style:style>
    <style:style style:name="T138" style:family="text">
      <style:text-properties officeooo:rsid="002f309d"/>
    </style:style>
    <style:style style:name="T139" style:family="text">
      <style:text-properties officeooo:rsid="001adf41"/>
    </style:style>
    <style:style style:name="T140" style:family="text">
      <style:text-properties officeooo:rsid="00af2972"/>
    </style:style>
    <style:style style:name="T141" style:family="text">
      <style:text-properties style:use-window-font-color="true" loext:opacity="0%" fo:language="fr" fo:country="FR" officeooo:rsid="0026d134" style:letter-kerning="false" style:font-name-asian="Calibri1" style:language-asian="en" style:country-asian="US" style:font-name-complex="SimSun" style:language-complex="ar" style:country-complex="SA"/>
    </style:style>
    <style:style style:name="T142" style:family="text">
      <style:text-properties officeooo:rsid="0051d80c"/>
    </style:style>
    <style:style style:name="T143" style:family="text">
      <style:text-properties officeooo:rsid="0015eb4f"/>
    </style:style>
    <style:style style:name="T144" style:family="text">
      <style:text-properties officeooo:rsid="0016c917"/>
    </style:style>
    <style:style style:name="T145" style:family="text">
      <style:text-properties fo:font-size="10pt" style:font-size-asian="10pt" style:font-size-complex="10pt"/>
    </style:style>
    <style:style style:name="T146" style:family="text">
      <style:text-properties fo:font-size="10pt" officeooo:rsid="00a46655" style:font-size-asian="10pt" style:font-size-complex="10pt"/>
    </style:style>
    <style:style style:name="T147" style:family="text">
      <style:text-properties fo:font-size="10pt" officeooo:rsid="00c6fba0" style:font-size-asian="10pt" style:font-size-complex="10pt"/>
    </style:style>
    <style:style style:name="T148" style:family="text">
      <style:text-properties fo:font-size="10pt" officeooo:rsid="00af2972" style:font-size-asian="10pt" style:font-size-complex="10pt"/>
    </style:style>
    <style:style style:name="T149" style:family="text">
      <style:text-properties fo:font-size="10pt" officeooo:rsid="00264103" style:font-size-asian="10pt" style:font-size-complex="10pt"/>
    </style:style>
    <style:style style:name="T150" style:family="text">
      <style:text-properties style:text-position="0% 100%" fo:font-style="normal" style:text-underline-style="none" fo:font-weight="normal" officeooo:rsid="00af2972" style:font-style-asian="normal" style:font-weight-asian="normal" style:font-style-complex="normal" style:font-weight-complex="normal"/>
    </style:style>
    <style:style style:name="T151" style:family="text">
      <style:text-properties style:text-position="0% 100%" fo:font-style="normal" style:text-underline-style="none" fo:font-weight="normal" officeooo:rsid="0017a649" style:font-style-asian="normal" style:font-weight-asian="normal" style:font-style-complex="normal" style:font-weight-complex="normal"/>
    </style:style>
    <style:style style:name="T152" style:family="text">
      <style:text-properties fo:color="#000000" loext:opacity="100%" officeooo:rsid="0017a649"/>
    </style:style>
    <style:style style:name="T153" style:family="text">
      <style:text-properties fo:color="#000000" loext:opacity="100%" officeooo:rsid="004edaf1"/>
    </style:style>
    <style:style style:name="T154" style:family="text">
      <style:text-properties fo:color="#000000" loext:opacity="100%" officeooo:rsid="004fb3db"/>
    </style:style>
    <style:style style:name="T155" style:family="text">
      <style:text-properties fo:color="#000000" loext:opacity="100%" style:text-position="0% 100%" fo:font-style="normal" style:text-underline-style="none" fo:font-weight="normal" officeooo:rsid="00c6fba0" style:font-style-asian="normal" style:font-weight-asian="normal" style:font-style-complex="normal" style:font-weight-complex="normal"/>
    </style:style>
    <style:style style:name="T156" style:family="text">
      <style:text-properties fo:color="#000000" loext:opacity="100%" style:text-position="0% 100%" fo:font-style="normal" style:text-underline-style="none" fo:font-weight="normal" officeooo:rsid="0017a649" style:font-style-asian="normal" style:font-weight-asian="normal" style:font-style-complex="normal" style:font-weight-complex="normal"/>
    </style:style>
    <style:style style:name="T157" style:family="text">
      <style:text-properties fo:color="#000000" loext:opacity="100%" officeooo:rsid="0050b5c3"/>
    </style:style>
    <style:style style:name="T158" style:family="text">
      <style:text-properties officeooo:rsid="008b7012"/>
    </style:style>
    <style:style style:name="T159" style:family="text">
      <style:text-properties officeooo:rsid="0057dfa3"/>
    </style:style>
    <style:style style:name="T160" style:family="text">
      <style:text-properties style:text-underline-style="solid" style:text-underline-width="auto" style:text-underline-color="font-color" fo:font-weight="bold" officeooo:rsid="0060e753" style:font-weight-asian="bold" style:font-weight-complex="bold"/>
    </style:style>
    <style:style style:name="T161" style:family="text">
      <style:text-properties style:text-underline-style="solid" style:text-underline-width="auto" style:text-underline-color="font-color" fo:font-weight="bold" officeooo:rsid="0015eb4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18cm" draw:fill="none" draw:textarea-vertical-align="top" draw:auto-grow-height="false" fo:min-height="0.506cm" fo:min-width="3.8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variable-decls>
        <text:variable-decl office:value-type="float" text:name="nom_sing_pluriela"/>
        <text:variable-decl office:value-type="float" text:name="nom_sing_plurie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om, Prénom du militaire" text:name="nom_du_militaire"/>
        <text:user-field-decl office:value-type="string" office:string-value="Prénom Nom de l'avocat" text:name="nom_de_l_avocat"/>
        <text:user-field-decl office:value-type="string" office:string-value="le militaire" text:name="Militaire3"/>
        <text:user-field-decl office:value-type="string" office:string-value="du militaire" text:name="Militaire2"/>
        <text:user-field-decl office:value-type="string" office:string-value="Le militaire" text:name="Militaire1"/>
        <text:user-field-decl office:value-type="string" office:string-value="au militaire" text:name="Militaire4"/>
        <text:user-field-decl office:value-type="string" office:string-value="Le militaire bénéficie" text:name="Militaire5"/>
        <text:user-field-decl office:value-type="string" office:string-value="Le militaire peut" text:name="Militaire6"/>
        <text:user-field-decl office:value-type="string" office:string-value="de l'audition libre" text:name="Audition"/>
      </text:user-field-decls>
      <text:p text:style-name="P1"/>
      <text:p text:style-name="P2">CONVENTION D’HONORAIRES</text:p>
      <text:p text:style-name="P2">ET DE FRAIS D’AVOCAT <text:span text:style-name="T1">n° {d.convention.numero} </text:span><text:span text:style-name="T2">(dossier {d.dossier.numero})</text:span></text:p>
      <text:p text:style-name="P3"/>
      <text:p text:style-name="P4"/>
      <text:p text:style-name="P5">Par décision<text:span text:style-name="T3">(s)</text:span> GEND/DRHGN/SDAP/BRPF {d.decisionsListe}, le directeur général de la gendarmerie nationale <text:span text:style-name="T4">a octroyé </text:span>le bénéfice de la protection fonctionnelle sur le fondement des articles L. 4123-10 du code de la défense et L. 113-1 du code de la sécurité intérieure <text:span text:style-name="T4">aux militaires suivants : </text:span><text:span text:style-name="T5">{d.demandeursListe}.</text:span></text:p>
      <text:p text:style-name="P4"/>
      <text:p text:style-name="P6"><text:span text:style-name="T6">P</text:span><text:span text:style-name="T7">our assurer la défense de</text:span><text:span text:style-name="T8">s</text:span><text:span text:style-name="T7"> intérêts </text:span><text:span text:style-name="T9">des militaires </text:span><text:span text:style-name="T7">dans le cadre de la procédure ouverte </text:span><text:span text:style-name="T10">(</text:span><text:span text:style-name="T7">{d.convention.instance}</text:span><text:span text:style-name="T10">)</text:span><text:span text:style-name="T7"> à la suite des faits </text:span><text:span text:style-name="T8">survenus</text:span><text:span text:style-name="T7"> </text:span><text:span text:style-name="T11">et pour lesquels </text:span><text:span text:style-name="T6">ils</text:span><text:span text:style-name="T12"> sont</text:span><text:span text:style-name="T11"> {d.convention.victimeOuMisEnCause}, </text:span><text:span text:style-name="T6">l’avocat suivant a été désigné pour les représenter : </text:span><text:span text:style-name="T13">Maître {d.avocat.prenom} {d.avocat.nom}</text:span><text:span text:style-name="T7">.</text:span></text:p>
      <text:p text:style-name="P4"/>
      <text:p text:style-name="P7">Ceci exposé, il est conclu entre :</text:p>
      <text:p text:style-name="P8"/>
      <text:p text:style-name="P8"><text:span text:style-name="T14">La direction générale de la gendarmerie nationale</text:span><text:span text:style-name="T15">, représentée par son d</text:span><text:span text:style-name="T16">irecteur </text:span><text:span text:style-name="T17">g</text:span><text:span text:style-name="T16">énéral</text:span></text:p>
      <text:p text:style-name="P9"><text:span text:style-name="T18">4 rue Clau</text:span>de Bernard, Issy-les-Moulineaux (92130)</text:p>
      <text:p text:style-name="P9"/>
      <text:p text:style-name="P10">Ci-après « <text:span text:style-name="T19">l</text:span>a DGGN »</text:p>
      <text:p text:style-name="P10"/>
      <text:p text:style-name="P11">Et</text:p>
      <text:p text:style-name="P12"/>
      <text:p text:style-name="P13"><text:span text:style-name="T20">L</text:span>es militaires clients</text:p>
      <text:p text:style-name="P14">{d.demandeursListeDetaille:convCRLF}</text:p>
      <text:p text:style-name="P15"/>
      <text:p text:style-name="P16">Ci-après « <text:span text:style-name="T21">l</text:span><text:span text:style-name="T3">es militaires »</text:span></text:p>
      <text:p text:style-name="P17"/>
      <text:p text:style-name="P17">Et</text:p>
      <text:p text:style-name="P18"/>
      <text:p text:style-name="P19"><text:span text:style-name="T22">Maître </text:span><text:span text:style-name="T23">{d.avocat.prenom} {d.avocat.nom}</text:span></text:p>
      <text:p text:style-name="P20">{d.avocat.email}</text:p>
      <text:p text:style-name="P20">{d.avocat.telephonePublic1} – {d.avocat.telephonePublic2}</text:p>
      <text:p text:style-name="P20">{d.avocat.adressePostale}</text:p>
      <text:p text:style-name="P21"/>
      <text:p text:style-name="P22">Ci-après « <text:span text:style-name="T3">l’avocat</text:span><text:span text:style-name="T24"> »</text:span></text:p>
      <text:p text:style-name="P23"><text:soft-page-break/></text:p>
      <text:p text:style-name="P24">la convention suivante :</text:p>
      <text:p text:style-name="P25"/>
      <text:p text:style-name="P26"><text:span text:style-name="T25">Préambule</text:span> :</text:p>
      <text:p text:style-name="P27"/>
      <text:p text:style-name="P28">La présente convention intervient dans le cadre des dispositions de l’article 10 de la loi n° 71.1130 du 31 décembre 1971 modifiée par la loi n° 91.647 du 10 juillet 1991 et par la loi n° 2015-990 du<text:line-break/>6 août 2015 et par l’article 5 du décret n° 2017-1226 du 2 août 201<text:span text:style-name="T26">7.</text:span></text:p>
      <text:p text:style-name="P28"/>
      <text:p text:style-name="P28"/>
      <text:p text:style-name="P29">Article 1<text:span text:style-name="T27">er</text:span> - <text:span text:style-name="T28">Mission de l’avocat</text:span><text:span text:style-name="T29"> :</text:span></text:p>
      <text:p text:style-name="P30"/>
      <text:p text:style-name="P31"><text:span text:style-name="T30">L’avocat </text:span><text:span text:style-name="T31">est </text:span><text:span text:style-name="T30">chargé</text:span><text:span text:style-name="T31"> de conseiller et d’assurer la défense des intérêts</text:span><text:span text:style-name="T32"> des militaire</text:span><text:span text:style-name="T33">s</text:span><text:span text:style-name="T31"> </text:span><text:span text:style-name="T32">pour </text:span><text:span text:style-name="T34">la phase suivante</text:span><text:span text:style-name="T32"> : {d.convention.instance}</text:span><text:span text:style-name="T35">.</text:span></text:p>
      <text:p text:style-name="P32"/>
      <text:p text:style-name="P33"><text:span text:style-name="T26">P</text:span>our cela, <text:span text:style-name="T3">l’avocat </text:span>s’engage à conseiller, mettre en œuvre tous les moyens de droit et de procédure ainsi qu’à effectuer toutes les diligences nécessaires à la défense des intérêts d<text:span text:style-name="T20">es</text:span> militaire<text:span text:style-name="T20">s</text:span>.</text:p>
      <text:p text:style-name="P32"/>
      <text:p text:style-name="P34"><text:span text:style-name="T3">L’avocat </text:span>s’oblige à appeler en la cause, <text:span text:style-name="T26">dans les cas où cela est nécessaire,</text:span> l’agent judiciaire de l’État, seule autorité compétente pour demander réparation des préjudices de l’État.</text:p>
      <text:p text:style-name="P34"/>
      <text:p text:style-name="P35"><text:span text:style-name="T36">L</text:span><text:span text:style-name="T37">’appel </text:span><text:span text:style-name="T38">en</text:span><text:span text:style-name="T37"> la cause s’effectue via l’adresse :</text:span><text:span text:style-name="T39"> </text:span><text:a xlink:type="simple" xlink:href="mailto:aje-urgences-penales@finances.gouv.fr" text:style-name="Internet_20_link" text:visited-style-name="Visited_20_Internet_20_Link"><text:span text:style-name="T40">aje-urgences-penales@finances.gouv.fr</text:span></text:a><text:span text:style-name="T41"> </text:span></text:p>
      <text:p text:style-name="P36"/>
      <text:p text:style-name="P36"/>
      <text:p text:style-name="P37">Article 2 – Règles essentielles dans les relations entre les parties<text:span text:style-name="T42"> :</text:span></text:p>
      <text:p text:style-name="P38"/>
      <text:p text:style-name="P39"><text:span text:style-name="T43">Sous réserve du respect des règles déontologiques de sa profession, </text:span><text:span text:style-name="T44">l’avocat </text:span><text:span text:style-name="T45">s’engage à tenir informée</text:span><text:span text:style-name="T43"> </text:span><text:span text:style-name="T46">la DGGN</text:span><text:span text:style-name="T43"> de l’évolution du dossier pour lequel la protection juridique a été accordée</text:span><text:span text:style-name="T47">.</text:span></text:p>
      <text:p text:style-name="P40"/>
      <text:p text:style-name="P41"><text:span text:style-name="T44">L’avocat </text:span><text:span text:style-name="T48">a</text:span><text:span text:style-name="T49">dresse </text:span><text:span text:style-name="T50">sans délai, une copie des décisions de justice rendues dans le cadre de l'affaire en cause via l'adresse de messagerie électronique :</text:span></text:p>
      <text:p text:style-name="P42"><text:a xlink:type="simple" xlink:href="mailto:protection-fonctionnelle@gendarmerie.interieur.gouv.fr" text:style-name="Internet_20_link" text:visited-style-name="Visited_20_Internet_20_Link">protection-fonctionnelle@gendarmerie.interieur.gouv.fr</text:a><text:span text:style-name="T50"> </text:span></text:p>
      <text:p text:style-name="P43"/>
      <text:p text:style-name="P44"><text:span text:style-name="T44">L’avocat </text:span><text:span text:style-name="T51">s'engage également à informer dans les meilleurs délais la direction générale de la gendarmerie </text:span><text:span text:style-name="T52">nationale </text:span><text:span text:style-name="T51">de tout empêchement de </text:span><text:span text:style-name="T53">quelque</text:span><text:span text:style-name="T51"> nature qu</text:span><text:span text:style-name="T53">e ce</text:span><text:span text:style-name="T51"> soit dans sa mission de défense des intérêt</text:span><text:span text:style-name="T54">s </text:span><text:span text:style-name="T55">des militaires</text:span><text:span text:style-name="T51"> </text:span><text:span text:style-name="T56">bénéficiant de la protection fonctionnelle, </text:span><text:span text:style-name="T57">ainsi que </text:span><text:span text:style-name="T51">des modalités </text:span><text:span text:style-name="T52">mises e</text:span><text:span text:style-name="T51">n place afin d'assurer la continuité de sa mission pendant cette période.</text:span></text:p>
      <text:p text:style-name="P45"/>
      <text:p text:style-name="P46">En cas d’urgence ou de nécessité, <text:span text:style-name="T58">l’avocat </text:span><text:span text:style-name="T59">pourra se faire substituer à l’audience par un confrère de son choix. </text:span><text:span text:style-name="T60">Il dev</text:span><text:span text:style-name="T61">r</text:span><text:span text:style-name="T60">a au préalable en informer la DGGN.</text:span></text:p>
      <text:p text:style-name="P47"/>
      <text:p text:style-name="P48"><text:span text:style-name="T59">En contrepartie de l’engagement ainsi défini, les parties conviennent de définir comme suit la rémunération de </text:span><text:span text:style-name="T58">l’avocat</text:span><text:span text:style-name="T62">.</text:span></text:p>
      <text:p text:style-name="P49"/>
      <text:p text:style-name="P49"/>
      <text:p text:style-name="P50"><text:soft-page-break/><text:span text:style-name="T25">Article </text:span><text:span text:style-name="T63">3</text:span><text:span text:style-name="T25"> – Honoraires de l’avocat</text:span><text:span text:style-name="T42"> :</text:span></text:p>
      <text:p text:style-name="P51"/>
      <text:p text:style-name="P52">Article <text:span text:style-name="T64">3</text:span>-1 – Honoraires de base<text:span text:style-name="T42"> :</text:span></text:p>
      <text:p text:style-name="P53"/>
      <text:p text:style-name="P54"><text:span text:style-name="T51">Les honoraires dus à Maître </text:span><text:span text:style-name="T65">{d.avocat.prenom} {d.avocat.nom}</text:span><text:span text:style-name="T51"> s'établiront à la somme forfaitaire </text:span><text:span text:style-name="T66">maximale </text:span><text:span text:style-name="T51">de </text:span><text:span text:style-name="T67">{d.convention.montantHT}</text:span><text:span text:style-name="T68"> €</text:span><text:span text:style-name="T51"> [</text:span><text:span text:style-name="T69">{d.convention.montantHTEnLettres}</text:span><text:span text:style-name="T70"> </text:span><text:span text:style-name="T71">euros</text:span><text:span text:style-name="T51">] hors taxes {d.convention.complementFacturation:convCRLF} </text:span><text:span text:style-name="T55">pour </text:span><text:span text:style-name="T72">la ou les diligences suivantes</text:span><text:span text:style-name="T55"> : </text:span><text:span text:style-name="T73">{d.diligence.libelle}</text:span><text:span text:style-name="T74">.</text:span></text:p>
      <text:p text:style-name="P55"/>
      <text:p text:style-name="P56">{d.diligence.description:convCRLF}</text:p>
      <text:p text:style-name="P55"/>
      <text:p text:style-name="P57"><text:span text:style-name="T75">L’avocat </text:span><text:span text:style-name="T76">s'engage à ne </text:span><text:span text:style-name="T77">demander </text:span><text:span text:style-name="T78">aux</text:span><text:span text:style-name="T79"> militaires</text:span><text:span text:style-name="T77"> </text:span><text:span text:style-name="T80">bénéfic</text:span><text:span text:style-name="T81">iant de la protection fonctionnelle</text:span><text:span text:style-name="T76">, aucune prestation monétaire à quel que titre que ce soit, à l'exception des frais qui ont été laissés par la direction générale de la gendarmerie nationale à la charge exclusive</text:span><text:span text:style-name="T79"> des militaires</text:span><text:span text:style-name="T82">.</text:span></text:p>
      <text:p text:style-name="P58"/>
      <text:p text:style-name="P50"><text:span text:style-name="T25">Article </text:span><text:span text:style-name="T63">3</text:span><text:span text:style-name="T25">-2 – Honoraires complémentaires</text:span><text:span text:style-name="T42"> :</text:span></text:p>
      <text:p text:style-name="P59"/>
      <text:p text:style-name="P60">Les diligences <text:span text:style-name="T83">ou militaires</text:span> non couverts par les honoraires <text:span text:style-name="T83">initiaux peuvent donner</text:span> lieu à <text:span text:style-name="T83">des</text:span> honoraires complémentaires, sous la forme d’un avenant, <text:span text:style-name="T84">après accord exprès de la DGGN</text:span>.</text:p>
      <text:p text:style-name="P61"/>
      <text:p text:style-name="P62">Article <text:span text:style-name="T64">3</text:span>-<text:span text:style-name="T85">3</text:span> – Taxe sur la valeur ajoutée <text:span text:style-name="T86">ou taxe générale à la consommation</text:span><text:span text:style-name="T87"> </text:span><text:span text:style-name="T42">:</text:span></text:p>
      <text:p text:style-name="P63"/>
      <text:p text:style-name="P64">La taxe sur la valeur ajoutée <text:span text:style-name="T86">ou la taxe générale à la consommation</text:span> sera facturée en sus à la date d'exigibilité du paiement et au taux en vigueur à la date du fait générateur de la prestation.</text:p>
      <text:p text:style-name="P64"/>
      <text:p text:style-name="P64"/>
      <text:p text:style-name="P65"><text:span text:style-name="T88">Article </text:span><text:span text:style-name="T89">4</text:span><text:span text:style-name="T88"> – Dessaisissement</text:span><text:span text:style-name="T90"> :</text:span></text:p>
      <text:p text:style-name="P66"/>
      <text:p text:style-name="P67">Dans l’hypothèse où<text:span text:style-name="T91"> les </text:span><text:span text:style-name="T92">militaire</text:span><text:span text:style-name="T91">s</text:span> souhaiterait dessaisir <text:span text:style-name="T91">l’avocat</text:span><text:span text:style-name="T93"> </text:span><text:span text:style-name="T94">en</text:span> cours de procédure, la DGGN ne sera pas tenue de prendre en charge l’intégralité du forfait convenu à l’article 3-1 de la présente convention.</text:p>
      <text:p text:style-name="P67"/>
      <text:p text:style-name="P67">Dès lors, il appartiendra à la DGGN et à <text:span text:style-name="T91">l’avocat</text:span> de déterminer ensemble le forfait correspondant aux diligences accomplies par l’avocat jusqu’à son dessaisissement et pris en charge par la DGGN au titre de la protection fonctionnelle accordée au<text:span text:style-name="T20">x</text:span> militaire<text:span text:style-name="T20">s</text:span>.</text:p>
      <text:p text:style-name="P64"/>
      <text:p text:style-name="P64"/>
      <text:p text:style-name="P68"><text:span text:style-name="T95">Article </text:span><text:span text:style-name="T96">5</text:span><text:span text:style-name="T95"> – </text:span><text:span text:style-name="T97">Recouvrement des sommes </text:span><text:span text:style-name="T98">dues au titre des frais irrépétibles</text:span><text:span text:style-name="T99"> :</text:span></text:p>
      <text:p text:style-name="P69"/>
      <text:p text:style-name="P70"><text:span text:style-name="T91">L’avocat</text:span><text:span text:style-name="T93"> </text:span>veille à demander pour<text:span text:style-name="T100"> les</text:span><text:span text:style-name="T101"> militaire</text:span><text:span text:style-name="T100">s</text:span><text:span text:style-name="T102"> </text:span>la condamnation de la partie perdante aux frais mentionnés <text:span text:style-name="T103">à l’article 475-1 du code de procédure pénale, 375 du code de procédure pénale ou 700 du code de procédure civile</text:span><text:span text:style-name="T104">,</text:span><text:span text:style-name="T105"> </text:span><text:span text:style-name="T106">en fonction de la nature de l’instance et </text:span><text:span text:style-name="T107">à hauteur du</text:span> montant total des honoraires facturés. <text:span text:style-name="T108">En cas de procédure devant la cour de cassation, l’avocat veille à demander pour les militaires la condamnation de la partie perdante aux frais mentionnés à l’article 618-1 du code de procédure pénale.</text:span></text:p>
      <text:p text:style-name="P71"/>
      <text:p text:style-name="P71"><text:soft-page-break/><text:span text:style-name="T83">S</text:span>i la partie succombante est condamnée au titre de l’<text:span text:style-name="T100">un de ces articles </text:span>à un montant plus important que celui du montant total des honoraires facturés, ce supplément sera reversé directement<text:span text:style-name="T91"> aux </text:span>militaire<text:span text:style-name="T91">s</text:span>.</text:p>
      <text:p text:style-name="P71"/>
      <text:p text:style-name="P71"><text:span text:style-name="T91">L’avocat</text:span><text:span text:style-name="T93"> </text:span>avisera la DGGN de tout versement par la partie perdant<text:span text:style-name="T109">e</text:span> des frais mentionnés au premier alinéa. Le montant de cette condamnation <text:span text:style-name="T110">pourra être</text:span> imputé sur les honoraires demandés à l'administration <text:span text:style-name="T110">s’ils n’ont pas été réglés, </text:span><text:span text:style-name="T83">après autorisation de prélèvement</text:span><text:span text:style-name="T110">.</text:span></text:p>
      <text:p text:style-name="P71"/>
      <text:p text:style-name="P72"><text:span text:style-name="T83">L</text:span>a DGGN pourra solliciter directement de <text:span text:style-name="T91">l’avocat</text:span><text:span text:style-name="T93"> </text:span>le remboursement de frais de procédure qui lui seraient versés par la partie adverse. <text:span text:style-name="T110">Un chèque à l’ordre du Trésor </text:span><text:span text:style-name="T100">p</text:span><text:span text:style-name="T110">ublic devra alors être édité et envoyé à la DGGN par voie postale à l’adresse :</text:span></text:p>
      <text:p text:style-name="P73"/>
      <text:p text:style-name="P74">Sous direction de l'accompagnement du personnel<text:line-break/>Bureau des recours et de la protection fonctionnelle<text:line-break/>4 rue Claude Bernard, CS 60003<text:line-break/>92136 ISSY LES MOULINEAUX cedex</text:p>
      <text:p text:style-name="P64"/>
      <text:p text:style-name="P64"/>
      <text:p text:style-name="P75">Article <text:span text:style-name="T111">6</text:span> – Voies de recours<text:span text:style-name="T42"> :</text:span></text:p>
      <text:p text:style-name="P76"/>
      <text:p text:style-name="P77">La prise en charge au titre de la protection juridique, des frais qui seraient engagés <text:span text:style-name="T101">en première instance, appel ou cassation</text:span> est soumise à l’accord préalable de <text:span text:style-name="T112">la DGGN</text:span> et fera l’objet, le cas échéant, d’une nouvelle convention.</text:p>
      <text:p text:style-name="P77"/>
      <text:p text:style-name="P77"/>
      <text:p text:style-name="P78">Article <text:span text:style-name="T113">7</text:span> - Frais et débours – déplacements<text:span text:style-name="T42"> :</text:span></text:p>
      <text:p text:style-name="P79"/>
      <text:p text:style-name="P80"><text:span text:style-name="T114">Les honoraires prévus par la présente convention rémunèrent la totalité des </text:span><text:span text:style-name="T115">actes</text:span><text:span text:style-name="T114"> effectués personnellement ou par un avocat substitué, associé ou collaborateur, ainsi que le fonctionnement courant de son cabinet (</text:span><text:span text:style-name="T116">ouverture de dossier, </text:span><text:span text:style-name="T114">secrétariat, téléphone, copies, courriers, archivage).</text:span></text:p>
      <text:p text:style-name="P81"/>
      <text:p text:style-name="P81">Outre le règlement des honoraires, la direction générale de la gendarmerie nationale s’acquitte des frais et débours payés à des tiers : actes et diligences facturés par les huissiers, contribution à l’aide juridique, timbre fiscal, droit de plaidoirie <text:span text:style-name="T117">(si l’avocat plaide pour plusieurs parties, un seul droit est dû conformément à l’article R.723-26-2 du code de la sécurité sociale)</text:span>, émoluments, honoraires et rémunération des techniciens (experts, consultants), <text:span text:style-name="T118">recours à un postulant, </text:span>qui sont remboursés sur présentation des factures ou justificatifs détaillés originaux <text:span text:style-name="T119">adressés à </text:span>la direction générale de la gendarmerie nationale et après sollicitation et accord exprès de <text:span text:style-name="T119">celle-ci.</text:span></text:p>
      <text:p text:style-name="P81"/>
      <text:p text:style-name="P82">Ces frais seront <text:span text:style-name="T120">réglés</text:span> par la direction générale de la gendarmerie nationale et répercutés le cas échéant sur la partie succombante au titre des dépens.</text:p>
      <text:p text:style-name="P82"/>
      <text:p text:style-name="P82"><text:span text:style-name="T107">En outre, l</text:span>es notes d’hôtel doivent comporter le nombre <text:span text:style-name="T107">de nuitées</text:span> et de repas pris à l’exclusion de tout montant <text:span text:style-name="T121">forfaitaire</text:span> ou global. Les titres de transport (avion, train, taxi) doivent mentionner les dates, heures et lieux de départ et d’arrivée. Ces frais sont remboursés sur la base du tarif le plus économique soit la classe économique et la seconde classe pour le train. Le transport <text:span text:style-name="T121">par voie</text:span> routière est justifié par la copie du certificat d’immatriculation du véhicule utilisé <text:span text:style-name="T122">ainsi que les</text:span> <text:span text:style-name="T122">justificatifs de</text:span> péage. Il est indemnisé selon le <text:span text:style-name="T121">taux</text:span> de l’indemnité kilométrique définie par voie <text:span text:style-name="T121">réglementaire.</text:span></text:p>
      <text:p text:style-name="P83"><text:soft-page-break/></text:p>
      <text:p text:style-name="P36"/>
      <text:p text:style-name="P84">Article <text:span text:style-name="T113">8 –</text:span> <text:span text:style-name="T123">Facturation </text:span><text:span text:style-name="T124">:</text:span></text:p>
      <text:p text:style-name="P85"/>
      <text:p text:style-name="P86"><text:span text:style-name="T125">L’avocat </text:span><text:span text:style-name="T126">adressera à la D</text:span><text:span text:style-name="T127">G</text:span><text:span text:style-name="T126">GN un relevé d’identité bancaire, </text:span><text:span text:style-name="T128">un numéro SIRET (14 chiffres) </text:span><text:span text:style-name="T126">et ses factures, revêtues de sa signature, avec la mention des diligences accomplies sur la période concernée pour la défe</text:span><text:span text:style-name="T129">nse </text:span><text:span text:style-name="T130">des militaire</text:span><text:span text:style-name="T131">s</text:span><text:span text:style-name="T129">.</text:span></text:p>
      <text:p text:style-name="P87"/>
      <text:p text:style-name="P88">Les factures doivent <text:span text:style-name="T132">être libellées à l’ordre de la DGGN.</text:span></text:p>
      <text:p text:style-name="P89"/>
      <text:p text:style-name="P90">Les factures ne seront payées <text:span text:style-name="T133">qu’une fois</text:span> le service fait, <text:span text:style-name="T134">et sur présentation d’un justificatif,</text:span> dans la limite du forfait convenu à l’article <text:span text:style-name="T135">3-1 de la présente convention.</text:span></text:p>
      <text:p text:style-name="P90"/>
      <text:p text:style-name="P91"><text:span text:style-name="T136">Une provision à hauteur de 50 % du montant des honoraires de l’article 3-1 pourra toutefois être </text:span><text:span text:style-name="T137">réglée</text:span><text:span text:style-name="T136"> </text:span><text:span text:style-name="T137">au gré des justificatifs démontrant</text:span><text:span text:style-name="T136"> </text:span><text:span text:style-name="T137">les</text:span><text:span text:style-name="T136"> diligences effectuées.</text:span></text:p>
      <text:p text:style-name="P92"/>
      <text:p text:style-name="P93">{d.sgami.texteConvention:convCRLF}</text:p>
      <text:p text:style-name="P93"/>
      <text:p text:style-name="P90"/>
      <text:p text:style-name="P94">Article <text:span text:style-name="T113">9</text:span> – Contestation<text:span text:style-name="T42"> :</text:span></text:p>
      <text:p text:style-name="P95"/>
      <text:p text:style-name="P96"><text:span text:style-name="T138">E</text:span>n cas de contestation relative au contenu, à l’exécution, à l’interprétation, à la réalisation de la présente convention, le bâtonnier de l’ordre des avocats <text:span text:style-name="T139">compétent</text:span> pourra être saisi dans les formation<text:span text:style-name="T138">s</text:span> prévues pour la contestation des honoraires par le décret n° 91-1197 du 27 novembre 1991 organisant la profession d’avocat.</text:p>
      <text:p text:style-name="P96"/>
      <text:p text:style-name="P97">Pour une convention d’honoraires relative à une procédure devant la Cour de cassation, le président de l’ordre des avocats aux Conseils sera compétent<text:span text:style-name="T132">.</text:span></text:p>
      <text:p text:style-name="P96"/>
      <text:p text:style-name="P96">Il est saisi à la requête de la partie la plus diligente.</text:p>
      <text:p text:style-name="P96"/>
      <text:p text:style-name="P96"/>
      <text:p text:style-name="P94">Article <text:span text:style-name="T113">10</text:span> – Médiation<text:span text:style-name="T42"> :</text:span></text:p>
      <text:p text:style-name="P95"/>
      <text:p text:style-name="P88">La saisine du médiateur <text:span text:style-name="T108">compétent </text:span>ne peut intervenir qu’après avoir tenté au préalable de résoudre le litige auprès de <text:span text:style-name="T140">l’avocat</text:span><text:span text:style-name="T141"> </text:span><text:span text:style-name="T132">par une réclamation écrite.</text:span></text:p>
      <text:p text:style-name="P98"/>
      <text:p text:style-name="P98"/>
      <text:p text:style-name="P99">Article <text:span text:style-name="T64">11</text:span> – Protection des données<text:span text:style-name="T42"> :</text:span></text:p>
      <text:p text:style-name="P100"/>
      <text:p text:style-name="P101">Les informations recueillies durant le traitement de l’affaire <text:span text:style-name="T142">f</text:span>ont l’objet d’un traitement informatique destiné au suivi du dossier : consultation, rédaction d’actes juridiques. Le destinataire des données est Maître {d.avocat.prenom} {d.avocat.nom}.</text:p>
      <text:p text:style-name="P101"/>
      <text:p text:style-name="P101">Conformément aux articles 13 et 14 du règlement général sur la protection des données (RGPD) 2016/679 du Parlement européen et du Conseil du 27 avril 2016 et l’article 32 de la loi « informatique et libertés » du 6 janvier 1978 modifiée en 2004 :</text:p>
      <text:p text:style-name="P101"/>
      <text:p text:style-name="P101"><text:soft-page-break/>– Le responsable du fichier est Maître {d.avocat.prenom} {d.avocat.nom} dont les coordonnées sont précisées ci-dessus. La finalité du traitement de ces données est le suivi du dossier confié conformément au mandat donné et détaillé dans la présente convention d’honoraires.</text:p>
      <text:p text:style-name="P101"/>
      <text:p text:style-name="P101">– Le destinataire est l’avocat qui traite le dossier, soit Maître {d.avocat.prenom} {d.avocat.nom}. Le destinataire pourra être un confrère, avocat correspondant ou postulant si son intervention est nécessaire.</text:p>
      <text:p text:style-name="P101"/>
      <text:p text:style-name="P101">– Ces données seront conservées <text:span text:style-name="T143">suivant la durée précisée en annexe</text:span> compter du dernier acte juridique réalisé dans ce dossier.</text:p>
      <text:p text:style-name="P101"/>
      <text:p text:style-name="P101">– <text:span text:style-name="T101">L</text:span><text:span text:style-name="T140">es </text:span><text:span text:style-name="T101">militaire</text:span><text:span text:style-name="T140">s</text:span><text:span text:style-name="T101"> bénéficie</text:span><text:span text:style-name="T140">nt</text:span><text:span text:style-name="T144"> </text:span>d’un droit d’accès, de rectification ou d’effacement de ces données personnelles qui peut être demandé par courriel ou courriel postal.</text:p>
      <text:p text:style-name="P101"/>
      <text:p text:style-name="P102">– <text:span text:style-name="T101">L</text:span><text:span text:style-name="T140">es </text:span><text:span text:style-name="T101">militaire</text:span><text:span text:style-name="T140">s</text:span><text:span text:style-name="T101"> bénéficie</text:span><text:span text:style-name="T140">nt</text:span><text:span text:style-name="T101"> </text:span>d’un droit de demander une limitation du traitement des données personnelles.</text:p>
      <text:p text:style-name="P101"/>
      <text:p text:style-name="P102">– <text:span text:style-name="T101">Le</text:span><text:span text:style-name="T140">s</text:span><text:span text:style-name="T101"> militaire</text:span><text:span text:style-name="T140">s</text:span><text:span text:style-name="T101"> bénéficie</text:span><text:span text:style-name="T140">nt</text:span><text:span text:style-name="T101"> </text:span>d’un droit de s’opposer <text:span text:style-name="T138">à tout moment, </text:span>au traitement des données personnelles et du droit à la portabilité de ces données.</text:p>
      <text:p text:style-name="P101"/>
      <text:p text:style-name="P102">– <text:span text:style-name="T101">Le</text:span><text:span text:style-name="T20">s </text:span><text:span text:style-name="T101">militaire</text:span><text:span text:style-name="T140">s</text:span><text:span text:style-name="T101"> peu</text:span><text:span text:style-name="T140">ven</text:span><text:span text:style-name="T101">t </text:span><text:span text:style-name="T123">retirer le consentement donné au traitement des données personnelles et ceci à tout moment en écrivant par courriel ou courrier postal.</text:span></text:p>
      <text:p text:style-name="P101"/>
      <text:p text:style-name="P103"><text:span text:style-name="T145">– </text:span><text:span text:style-name="T146">L</text:span><text:span text:style-name="T147">e</text:span><text:span text:style-name="T148">s </text:span><text:span text:style-name="T146">militaire</text:span><text:span text:style-name="T148">s</text:span><text:span text:style-name="T146"> peu</text:span><text:span text:style-name="T148">ven</text:span><text:span text:style-name="T146">t</text:span><text:span text:style-name="T149"> introduire une réclamation auprès de la CNIL (site internet : </text:span><text:a xlink:type="simple" xlink:href="http://www.cnil.fr/" text:style-name="Internet_20_link" text:visited-style-name="Visited_20_Internet_20_Link"><text:span text:style-name="T149">www.cnil.fr</text:span></text:a><text:span text:style-name="T149">) s'ils estiment que la protection des données personnelles n’a pas été assurée dans le cadre du traitement du dossier.</text:span></text:p>
      <text:p text:style-name="P101"/>
      <text:p text:style-name="P101"/>
      <text:p text:style-name="P104">Article 12 : Référencement de l’avocat<text:span text:style-name="T42"> :</text:span></text:p>
      <text:p text:style-name="P105"/>
      <text:p text:style-name="P106">Par la présente convention, <text:span text:style-name="T20">l’avocat </text:span><text:span text:style-name="T121">accepte que ses coordonnées soient référencées </text:span>dans la base de données de la DGGN pour être sollicité ultérieurement.</text:p>
      <text:p text:style-name="P106"/>
      <text:p text:style-name="P107"><text:span text:style-name="T150">L’avocat </text:span><text:span text:style-name="T151">est alors informé qu'il bénéficie c</text:span><text:span text:style-name="T136">onformément aux dispositions de l'article 32 de la loi « informatique et libertés » du 6 janvier 1978 modifiée, d'un droit d'accès et de rectification aux informations </text:span><text:span text:style-name="T152">le</text:span><text:span text:style-name="T136"> concern</text:span><text:span text:style-name="T152">a</text:span><text:span text:style-name="T136">nt. </text:span><text:span text:style-name="T153">Dans l’optique d’</text:span><text:span text:style-name="T136">exercer ce droit et obtenir communication des informations, </text:span><text:span text:style-name="T154">une</text:span><text:span text:style-name="T153"> demande devra être adressée</text:span><text:span text:style-name="T136"> au bureau des recours et de la protection fonctionnelle (BRPF) de la sous-direction de l'accompagnement du personnel (SDAP) de la direction générale de la gendarmerie nationale (DGGN).</text:span></text:p>
      <text:p text:style-name="P107"/>
      <text:p text:style-name="P108"><text:span text:style-name="T152">Po</text:span><text:span text:style-name="T136">ur des motifs légitimes, </text:span><text:span text:style-name="T152">il est également possible pour </text:span><text:span text:style-name="T155">l’avocat </text:span><text:span text:style-name="T156">de s’</text:span><text:span text:style-name="T136">opposer au traitement de</text:span><text:span text:style-name="T157"> se</text:span><text:span text:style-name="T136">s données et </text:span><text:span text:style-name="T152">d’</text:span><text:span text:style-name="T136">en informer le service précité.</text:span></text:p>
      <text:p text:style-name="P109"/>
      <text:p text:style-name="P110"/>
      <table:table table:name="Tableau1" table:style-name="Tableau1">
        <table:table-column table:style-name="Tableau1.A"/>
        <table:table-column table:style-name="Tableau1.B"/>
        <text:soft-page-break/>
        <table:table-row table:style-name="Tableau1.1">
          <table:table-cell table:style-name="Tableau1.A1" office:value-type="string">
            <text:p text:style-name="P111">L’avocat :</text:p>
            <text:p text:style-name="P112">Fait à :</text:p>
            <text:p text:style-name="P112">Le :</text:p>
            <text:p text:style-name="P112"/>
            <text:p text:style-name="P112"/>
            <text:p text:style-name="P112"/>
            <text:p text:style-name="P112"/>
            <text:p text:style-name="P112"/>
            <text:p text:style-name="P112"/>
            <text:p text:style-name="P112"/>
            <text:p text:style-name="P113"/>
          </table:table-cell>
          <table:table-cell table:style-name="Tableau1.A1" office:value-type="string">
            <text:p text:style-name="P114">Pour le ministre et par délégation,</text:p>
            <text:p text:style-name="P115">le colonel Matthieu Feisthauer,</text:p>
            <text:p text:style-name="P115">chef du bureau des recours et de</text:p>
            <text:p text:style-name="P116">la protection fonctionnelle</text:p>
            <text:p text:style-name="P117"/>
            <text:p text:style-name="P117"/>
            <text:p text:style-name="P117"/>
            <text:p text:style-name="P118"/>
            <text:p text:style-name="P118"/>
            <text:p text:style-name="P118"/>
            <text:p text:style-name="P118"/>
            <text:p text:style-name="P119"/>
            <text:p text:style-name="P120">ou</text:p>
            <text:p text:style-name="P120"/>
            <text:p text:style-name="P121">Pour le ministre et par délégation,</text:p>
            <text:p text:style-name="P122">le lieutenant-colonel <text:span text:style-name="T158">Jacques De Oliveira</text:span><text:span text:style-name="T159">,</text:span></text:p>
            <text:p text:style-name="P123"><text:span text:style-name="T159">adjoint au </text:span>chef du bureau des recours</text:p>
            <text:p text:style-name="P123">et de la protection fonctionnelle</text:p>
            <text:p text:style-name="P122"/>
            <text:p text:style-name="P122"/>
            <text:p text:style-name="P122"/>
            <text:p text:style-name="P122"/>
            <text:p text:style-name="P122"/>
            <text:p text:style-name="P122"/>
            <text:p text:style-name="P122"/>
            <text:p text:style-name="P122"/>
            <text:p text:style-name="P122"/>
            <text:p text:style-name="P122"/>
          </table:table-cell>
        </table:table-row>
      </table:table>
      <text:p text:style-name="P124"/>
      <text:p text:style-name="P125"><text:span text:style-name="T160">A</text:span><text:span text:style-name="T161">nnexe</text:span><text:span text:style-name="T143"> : Tableau de durée de conservation des données </text:span></text:p>
      <text:p text:style-name="P126"/>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27">Finalité</text:p>
          </table:table-cell>
          <table:table-cell table:style-name="Tableau2.A1" office:value-type="string">
            <text:p text:style-name="P127">Base légale</text:p>
          </table:table-cell>
          <table:table-cell table:style-name="Tableau2.A1" office:value-type="string">
            <text:p text:style-name="P127">Catégories de données</text:p>
          </table:table-cell>
          <table:table-cell table:style-name="Tableau2.A1" office:value-type="string">
            <text:p text:style-name="P127">Catégories de personnes</text:p>
          </table:table-cell>
          <table:table-cell table:style-name="Tableau2.A1" office:value-type="string">
            <text:p text:style-name="P127">Durée</text:p>
          </table:table-cell>
        </table:table-row>
        <table:table-row table:style-name="Tableau2.1">
          <table:table-cell table:style-name="Tableau2.A2" office:value-type="string">
            <text:p text:style-name="P128">Prospection et animation</text:p>
          </table:table-cell>
          <table:table-cell table:style-name="Tableau2.B2" table:number-rows-spanned="3" office:value-type="string">
            <text:p text:style-name="P128">Intérêt légitime</text:p>
          </table:table-cell>
          <table:table-cell table:style-name="Tableau2.C2" office:value-type="string">
            <text:p text:style-name="P128">Identité (ID) /Etat civil (EC)</text:p>
            <text:p text:style-name="P128">Coordonnées (Coord.)</text:p>
          </table:table-cell>
          <table:table-cell table:style-name="Tableau2.D2" office:value-type="string">
            <text:p text:style-name="P128">Clients</text:p>
            <text:p text:style-name="P128">Prospects</text:p>
          </table:table-cell>
          <table:table-cell table:style-name="Tableau2.B2" office:value-type="string">
            <text:p text:style-name="P129">3 ans</text:p>
          </table:table-cell>
        </table:table-row>
        <table:table-row table:style-name="Tableau2.1">
          <table:table-cell table:style-name="Tableau2.A3" office:value-type="string">
            <text:p text:style-name="P128">Gestion de la relation avec ses clients et prospects </text:p>
          </table:table-cell>
          <table:covered-table-cell table:style-name="Tableau2.B2"/>
          <table:table-cell table:style-name="Tableau2.C3" office:value-type="string">
            <text:p text:style-name="P128">ID/EC, Coord.</text:p>
            <text:p text:style-name="P128">Vie personnelle/professionnelle</text:p>
          </table:table-cell>
          <table:table-cell table:style-name="Tableau2.D3" office:value-type="string">
            <text:p text:style-name="P128">Clients </text:p>
            <text:p text:style-name="P128">Prospects</text:p>
          </table:table-cell>
          <table:table-cell table:style-name="Tableau2.E3" office:value-type="string">
            <text:p text:style-name="P128">Durée la plus longue entre : durée de la relation contractuelle et durée ferme de 3 ans.</text:p>
          </table:table-cell>
        </table:table-row>
        <table:table-row table:style-name="Tableau2.1">
          <table:table-cell table:style-name="Tableau2.A4" office:value-type="string">
            <text:p text:style-name="P130">Organisation, inscription et invitation aux événements du cabinet</text:p>
          </table:table-cell>
          <table:covered-table-cell table:style-name="Tableau2.B2"/>
          <table:table-cell table:style-name="Tableau2.C4" office:value-type="string">
            <text:p text:style-name="P128">ID/EC, Coord.</text:p>
            <text:p text:style-name="P128">Vie perso/pro</text:p>
          </table:table-cell>
          <table:table-cell table:style-name="Tableau2.D4" office:value-type="string">
            <text:p text:style-name="P128">Clients </text:p>
            <text:p text:style-name="P128">Prospects</text:p>
            <text:p text:style-name="P128">Invités </text:p>
          </table:table-cell>
          <table:table-cell table:style-name="Tableau2.B2" office:value-type="string">
            <text:p text:style-name="P129">3 ans</text:p>
          </table:table-cell>
        </table:table-row>
        <table:table-row table:style-name="Tableau2.1">
          <table:table-cell table:style-name="Tableau2.A5" office:value-type="string">
            <text:p text:style-name="P128">Production, la gestion, le suivi des dossiers de ses clients </text:p>
          </table:table-cell>
          <table:table-cell table:style-name="Tableau2.B2" table:number-rows-spanned="3" office:value-type="string">
            <text:p text:style-name="P130">Exécution de mesures précontractuelles ou du contrat</text:p>
          </table:table-cell>
          <table:table-cell table:style-name="Tableau2.C5" office:value-type="string">
            <text:p text:style-name="P128">ID/EC</text:p>
            <text:p text:style-name="P128">Vie perso/pro Informations d’ordre économique et financier</text:p>
          </table:table-cell>
          <table:table-cell table:style-name="Tableau2.D5" office:value-type="string">
            <text:p text:style-name="P128">Clients</text:p>
          </table:table-cell>
          <table:table-cell table:style-name="Tableau2.E5" office:value-type="string">
            <text:p text:style-name="P128">Durée de la relation contractuelle augmentée des délais de prescription.</text:p>
          </table:table-cell>
        </table:table-row>
        <table:table-row table:style-name="Tableau2.1">
          <table:table-cell table:style-name="Tableau2.A6" office:value-type="string">
            <text:p text:style-name="P128">Facturation </text:p>
          </table:table-cell>
          <table:covered-table-cell table:style-name="Tableau2.B2"/>
          <table:table-cell table:style-name="Tableau2.C6" office:value-type="string">
            <text:p text:style-name="P128">ID/EC</text:p>
            <text:p text:style-name="P128">Infos éco/fin.</text:p>
          </table:table-cell>
          <table:table-cell table:style-name="Tableau2.D6" office:value-type="string">
            <text:p text:style-name="P128">Clients</text:p>
          </table:table-cell>
          <table:table-cell table:style-name="Tableau2.E6" office:value-type="string">
            <text:p text:style-name="P128">10 ans à compter de la date de clôture de l’exercice comptable au cours duquel la facture a été émise. </text:p>
          </table:table-cell>
        </table:table-row>
        <table:table-row table:style-name="Tableau2.1">
          <table:table-cell table:style-name="Tableau2.A7" office:value-type="string">
            <text:p text:style-name="P128">Recouvrement</text:p>
          </table:table-cell>
          <table:covered-table-cell table:style-name="Tableau2.B2"/>
          <table:table-cell table:style-name="Tableau2.C7" office:value-type="string">
            <text:p text:style-name="P128">ID/EC</text:p>
            <text:p text:style-name="P128">Infos éco/fin.</text:p>
          </table:table-cell>
          <table:table-cell table:style-name="Tableau2.D7" office:value-type="string">
            <text:p text:style-name="P128">Clients</text:p>
          </table:table-cell>
          <table:table-cell table:style-name="Tableau2.E7" office:value-type="string">
            <text:p text:style-name="P128">Jusqu’à complet paiement des honoraires.</text:p>
          </table:table-cell>
        </table:table-row>
        <table:table-row table:style-name="Tableau2.1">
          <table:table-cell table:style-name="Tableau2.A8" office:value-type="string">
            <text:p text:style-name="P130">Prévention du blanchiment et du financement du terrorisme et lutte contre la corruption </text:p>
          </table:table-cell>
          <table:table-cell table:style-name="Tableau2.B2" table:number-rows-spanned="2" office:value-type="string">
            <text:p text:style-name="P130">Respect d’obligations légales et réglementaires</text:p>
          </table:table-cell>
          <table:table-cell table:style-name="Tableau2.C8" office:value-type="string">
            <text:p text:style-name="P128">ID/EC</text:p>
            <text:p text:style-name="P128">Vie perso/pro</text:p>
            <text:p text:style-name="P128">Infos éco/fin.</text:p>
          </table:table-cell>
          <table:table-cell table:style-name="Tableau2.D8" office:value-type="string">
            <text:p text:style-name="P128">Clients</text:p>
          </table:table-cell>
          <table:table-cell table:style-name="Tableau2.E8" office:value-type="string">
            <text:p text:style-name="P128">5 ans après la fin des relations contractuelles avec le cabinet.</text:p>
          </table:table-cell>
        </table:table-row>
        <table:table-row table:style-name="Tableau2.1">
          <table:table-cell table:style-name="Tableau2.A9" office:value-type="string">
            <text:p text:style-name="P128">Comptabilité</text:p>
          </table:table-cell>
          <table:covered-table-cell table:style-name="Tableau2.B2"/>
          <table:table-cell table:style-name="Tableau2.C9" office:value-type="string">
            <text:p text:style-name="P128">ID/EC</text:p>
            <text:p text:style-name="P128">Infos éco/fin.</text:p>
          </table:table-cell>
          <table:table-cell table:style-name="Tableau2.D9" office:value-type="string">
            <text:p text:style-name="P128">Clients</text:p>
          </table:table-cell>
          <table:table-cell table:style-name="Tableau2.E9" office:value-type="string">
            <text:p text:style-name="P128">10 ans à compter de la clôture de l’exercice comptable.</text:p>
          </table:table-cell>
        </table:table-row>
      </table:table>
      <text:p text:style-name="P1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ystem" style:font-pitch="variable"/>
    <style:font-face style:name="Book Antiqua" svg:font-family="'Book Antiqua'" style:font-family-generic="roman"/>
    <style:font-face style:name="Calibri" svg:font-family="Calibri" style:font-family-generic="roman" style:font-pitch="variable"/>
    <style:font-face style:name="Calibri1" svg:font-family="Calibri" style:font-family-generic="system" style:font-pitch="variable"/>
    <style:font-face style:name="Helvetica LT Std Bold Condensed" svg:font-family="'Helvetica LT Std Bold Condensed'" style:font-family-generic="roman" style:font-pitch="variable"/>
    <style:font-face style:name="Helvetica Neue LT Std 57 Conden" svg:font-family="'Helvetica Neue LT Std 57 Conden'" style:font-family-generic="roman" style:font-pitch="variable"/>
    <style:font-face style:name="Helvetica Neue LT Std 77 Bold C" svg:font-family="'Helvetica Neue LT Std 77 Bold C'"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rianne" svg:font-family="Marianne" style:font-pitch="variable"/>
    <style:font-face style:name="Marianne Light" svg:font-family="'Marianne Light'" style:font-family-generic="roman" style:font-pitch="variable"/>
    <style:font-face style:name="Marianne Light1" svg:font-family="'Marianne Light'" style:font-family-generic="system" style:font-pitch="variable"/>
    <style:font-face style:name="Marianne-Regular" svg:font-family="Marianne-Regular" style:font-family-generic="roman" style:font-pitch="variable"/>
    <style:font-face style:name="Marianne1" svg:font-family="Marianne" style:font-family-generic="modern" style:font-pitch="variable"/>
    <style:font-face style:name="Marianne2" svg:font-family="Marianne" style:font-family-generic="roman"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SimSun" style:font-family-complex="SimSu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top="0.494cm" fo:margin-bottom="0.212cm" style:contextual-spacing="false" fo:line-height="110%" fo:keep-together="always" fo:keep-with-next="always"/>
      <style:text-properties style:font-name="Helvetica Neue LT Std 77 Bold C" fo:font-family="'Helvetica Neue LT Std 77 Bold C'" style:font-family-generic="roman" style:font-pitch="variable" fo:font-size="18pt" fo:font-weight="bold" style:font-size-asian="18pt" style:font-weight-asian="bold"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chapter">
      <style:paragraph-properties fo:margin-top="0.071cm" fo:margin-bottom="0.282cm" style:contextual-spacing="false" fo:line-height="130%" fo:keep-together="always" fo:keep-with-next="always"/>
      <style:text-properties fo:color="#1f3763" loext:opacity="100%" style:font-name="Helvetica Neue LT Std 77 Bold C" fo:font-family="'Helvetica Neue LT Std 77 Bold C'" style:font-family-generic="roman" style:font-pitch="variable" fo:font-style="italic" fo:font-weight="bold" style:font-style-asian="italic" style:font-weight-asian="bold" style:font-name-complex="Tahoma" style:font-family-complex="Tahoma" style:font-family-generic-complex="system" style:font-pitch-complex="variable"/>
    </style:style>
    <style:style style:name="Title" style:family="paragraph" style:parent-style-name="Standard"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texte" style:family="paragraph" style:default-outline-level="">
      <style:paragraph-properties fo:margin-top="0cm" fo:margin-bottom="0.282cm" style:contextual-spacing="false" fo:line-height="130%" fo:text-align="justify" style:justify-single-word="false" fo:orphans="2" fo:widows="2" fo:hyphenation-ladder-count="no-limit" fo:hyphenation-keep="auto" loext:hyphenation-keep-type="column" loext:hyphenation-keep-line="false" style:writing-mode="lr-tb"/>
      <style:text-properties fo:color="#4472c4" loext:opacity="100%" style:font-name="Helvetica Neue LT Std 57 Conden" fo:font-family="'Helvetica Neue LT Std 57 Conden'"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Encart" style:family="paragraph" style:parent-style-name="Standard" style:default-outline-level="">
      <style:paragraph-properties fo:line-height="130%" fo:padding-left="0.141cm" fo:padding-right="0cm" fo:padding-top="0cm" fo:padding-bottom="0cm" fo:border-left="6.01pt solid #8eaadb" fo:border-right="none" fo:border-top="none" fo:border-bottom="none"/>
      <style:text-properties fo:color="#4472c4" loext:opacity="100%" style:font-name="Helvetica LT Std Bold Condensed" fo:font-family="'Helvetica LT Std Bold Condensed'" style:font-family-generic="roman" style:font-pitch="variable" fo:font-weight="bold" style:font-weight-asian="bold"/>
    </style:style>
    <style:style style:name="List_20_Number" style:display-name="List Number" style:family="paragraph" style:parent-style-name="Standard" style:default-outline-level="">
      <style:paragraph-properties fo:text-align="justify" style:justify-single-word="false"/>
      <style:text-properties fo:color="#4472c4" loext:opacity="100%" style:font-name="Helvetica Neue LT Std 57 Conden" fo:font-family="'Helvetica Neue LT Std 57 Conden'" style:font-family-generic="roman" style:font-pitch="variable"/>
    </style:style>
    <style:style style:name="Quote" style:family="paragraph" style:parent-style-name="Standard" style:next-style-name="Standard" style:default-outline-level="">
      <style:paragraph-properties fo:text-align="justify" style:justify-single-word="false"/>
      <style:text-properties style:font-name="Helvetica Neue LT Std 57 Conden" fo:font-family="'Helvetica Neue LT Std 57 Conden'" style:font-family-generic="roman" style:font-pitch="variable" fo:font-style="italic" style:font-style-asian="italic" style:font-style-complex="italic"/>
    </style:style>
    <style:style style:name="Têtière_20_tableau" style:display-name="Têtière tableau" style:family="paragraph" style:parent-style-name="Standard" style:default-outline-level="">
      <style:paragraph-properties fo:margin-top="0.212cm" fo:margin-bottom="0.212cm" style:contextual-spacing="false" fo:text-align="center" style:justify-single-word="false"/>
      <style:text-properties fo:color="#ffffff" loext:opacity="100%" style:font-name="Helvetica Neue LT Std 57 Conden" fo:font-family="'Helvetica Neue LT Std 57 Conden'" style:font-family-generic="roman" style:font-pitch="variable" fo:font-size="10pt" fo:font-weight="bold" style:font-size-asian="10pt" style:font-weight-asian="bold" style:font-size-complex="10pt"/>
    </style:style>
    <style:style style:name="Texte_20_Tableau" style:display-name="Texte Tableau" style:family="paragraph" style:parent-style-name="Standard" style:default-outline-level="">
      <style:paragraph-properties fo:margin-left="0.199cm" fo:margin-right="0cm" fo:margin-top="0.212cm" fo:margin-bottom="0.141cm" style:contextual-spacing="false" fo:text-indent="0cm" style:auto-text-indent="false"/>
      <style:text-properties fo:color="#4472c4" loext:opacity="100%" style:font-name="Helvetica Neue LT Std 57 Conden" fo:font-family="'Helvetica Neue LT Std 57 Conden'" style:font-family-generic="roman" style:font-pitch="variable"/>
    </style:style>
    <style:style style:name="_30_5_20_-_20_Titre_20_encadre" style:display-name="05 - Titre encadre"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1_20_-_20_Titre_20_Niv1" style:display-name="01 - Titre Niv1" style:family="paragraph" style:default-outline-level="">
      <style:paragraph-properties fo:margin-top="0cm" fo:margin-bottom="0.353cm" style:contextual-spacing="false" fo:line-height="115%" fo:text-align="justify" style:justify-single-word="false" fo:orphans="2" fo:widows="2" fo:hyphenation-ladder-count="no-limit" fo:hyphenation-keep="auto" loext:hyphenation-keep-type="column" loext:hyphenation-keep-line="false" style:writing-mode="lr-tb"/>
      <style:text-properties style:use-window-font-color="true" loext:opacity="0%" style:font-name="Arial Black" fo:font-family="'Arial Black'" style:font-family-generic="roman" style:font-pitch="variable" fo:font-size="16pt" fo:language="fr" fo:country="FR" fo:font-weight="bold" style:letter-kerning="false" style:font-name-asian="Calibri1" style:font-family-asian="Calibri"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1_20_-_20_Titre_20_Niv2" style:display-name="01 - Titre Niv2"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6_20_-_20_Txt_20_encadre" style:display-name="06 - Txt encadre"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5b_Paragraphe_20_standard_5d_" style:display-name="[Paragraphe standard]" style:family="paragraph" style:parent-style-name="Standard" style:default-outline-level="">
      <style:paragraph-properties fo:line-height="120%" style:vertical-align="middle"/>
      <style:text-properties fo:color="#000000" loext:opacity="100%" style:font-name="Marianne Light" fo:font-family="'Marianne Light'" style:font-family-generic="roman" style:font-pitch="variable" fo:font-size="10pt" style:font-size-asian="10pt" style:font-name-complex="Marianne Light1" style:font-family-complex="'Marianne Light'" style:font-family-generic-complex="system" style:font-pitch-complex="variable"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style:language-asian="fr" style:country-asian="FR"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fo:hyphenation-keep="auto" loext:hyphenation-keep-type="column" loext:hyphenation-keep-line="false" style:vertical-align="baseline" style:writing-mode="lr-tb"/>
      <style:text-properties style:use-window-font-color="true" loext:opacity="0%" style:font-name="Times New Roman" fo:font-family="'Times New Roman'" style:font-family-generic="roman" style:font-pitch="variable" fo:font-size="11pt" fo:language="fr" fo:country="FR" style:letter-kerning="true" style:font-name-asian="Arial Unicode MS" style:font-family-asian="'Arial Unicode MS'" style:font-family-generic-asian="system" style:font-pitch-asian="variable" style:font-size-asian="11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SimSun" style:font-family-complex="SimSu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Normal_20__2b__20_Arial" style:display-name="Normal + Arial" style:family="paragraph" style:parent-style-name="Standard" style:default-outline-level="">
      <style:paragraph-properties fo:margin-top="0cm" fo:margin-bottom="0cm" style:contextual-spacing="false" fo:line-height="100%" fo:text-align="justify" style:justify-single-word="false"/>
      <style:text-properties style:font-name="Arial" fo:font-family="Arial" style:font-family-generic="roman" style:font-pitch="variable" fo:font-size="12pt" fo:language="en" fo:country="GB"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ate_20_2" style:display-name="Date 2" style:family="paragraph" style:parent-style-name="Standard" style:default-outline-level="">
      <style:paragraph-properties fo:margin-top="0.245cm" fo:margin-bottom="0cm" style:contextual-spacing="false" fo:line-height="100%" fo:text-align="end" style:justify-single-word="false" fo:orphans="0" fo:widows="0"/>
      <style:text-properties fo:color="#231f20" loext:opacity="100%" fo:font-size="8pt" style:font-size-asian="8pt" style:font-name-complex="Tahoma" style:font-family-complex="Tahoma" style:font-family-generic-complex="system" style:font-pitch-complex="variable" style:font-size-complex="12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3.501cm" fo:margin-right="0cm" fo:text-indent="2.499cm" style:auto-text-indent="false"/>
    </style:style>
    <style:style style:name="Retrait_20_corps_20_de_20_texte_20_2" style:display-name="Retrait corps de texte 2" style:family="paragraph" style:parent-style-name="Standard">
      <style:paragraph-properties fo:margin-left="3.251cm" fo:margin-right="0cm" fo:text-align="justify" style:justify-single-word="false" fo:text-indent="1.251cm" style:auto-text-indent="false"/>
      <style:text-properties fo:font-size="12pt" style:font-size-asian="12pt"/>
    </style:style>
    <style:style style:name="_32_.6_20_-_20_Normal_20_centré_20__28_espace_20_av_20_12_29_" style:display-name="2.6 - Normal centré (espace av 12)" style:family="paragraph" style:parent-style-name="Standard" style:class="text">
      <style:paragraph-properties fo:margin-left="0cm" fo:margin-right="0cm" fo:margin-top="0.42cm" fo:margin-bottom="0cm" style:contextual-spacing="false" fo:text-align="center" style:justify-single-word="false" fo:text-indent="0cm" style:auto-text-indent="false">
        <style:tab-stops/>
      </style:paragraph-properties>
      <style:text-properties fo:color="#00ae00" loext:opacity="100%" style:font-name="Times New Roman2" fo:font-family="'Times New Roman'" style:font-style-name="Gras" style:font-family-generic="roman" style:font-pitch="variable" fo:font-weight="bold"/>
    </style:style>
    <style:style style:name="_32_.5_20_-_20_Normal_20_centré_20__28_espace_20_av_20_6_29_" style:display-name="2.5 - Normal centré (espace av 6)" style:family="paragraph" style:parent-style-name="_32_.6_20_-_20_Normal_20_centré_20__28_espace_20_av_20_12_29_" style:class="text">
      <style:paragraph-properties fo:margin-top="0.21cm" fo:margin-bottom="0cm" style:contextual-spacing="false">
        <style:tab-stops/>
      </style:paragraph-properties>
      <style:text-properties fo:color="#00ae00" loext:opacity="100%"/>
    </style:style>
    <style:style style:name="_32_.7_20_-_20_Normal_20_centré_20__28_espace_20_av_20_18_29_" style:display-name="2.7 - Normal centré (espace av 18)" style:family="paragraph" style:parent-style-name="_32_.5_20_-_20_Normal_20_centré_20__28_espace_20_av_20_6_29_" style:class="text">
      <style:paragraph-properties fo:margin-top="0.64cm" fo:margin-bottom="0cm" style:contextual-spacing="false"/>
      <style:text-properties fo:color="#00ae00" loext:opacity="100%"/>
    </style:style>
    <style:style style:name="Normal_20_centré" style:display-name="Normal centré" style:family="paragraph" style:parent-style-name="Standard">
      <style:paragraph-properties fo:margin-left="2cm" fo:margin-right="0.75cm" fo:text-indent="0cm" style:auto-text-indent="false">
        <style:tab-stops>
          <style:tab-stop style:position="2.752cm"/>
        </style:tab-stops>
      </style:paragraph-properties>
      <style:text-properties fo:font-size="11pt" style:font-size-asian="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Helvetica Neue LT Std 77 Bold C" fo:font-family="'Helvetica Neue LT Std 77 Bold C'"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Citation_20_Car" style:display-name="Citation Car" style:family="text" style:parent-style-name="Default_20_Paragraph_20_Font">
      <style:text-properties style:font-name="Helvetica Neue LT Std 57 Conden" fo:font-family="'Helvetica Neue LT Std 57 Conden'" style:font-family-generic="roman" style:font-pitch="variable" fo:font-style="italic" style:font-style-asian="italic" style:font-style-complex="italic"/>
    </style:style>
    <style:style style:name="Titre_20_3_20_Car" style:display-name="Titre 3 Car" style:family="text" style:parent-style-name="Default_20_Paragraph_20_Font">
      <style:text-properties fo:color="#1f3763" loext:opacity="100%" style:font-name="Helvetica Neue LT Std 77 Bold C" fo:font-family="'Helvetica Neue LT Std 77 Bold C'"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 style:font-family-complex="Tahoma" style:font-family-generic-complex="system" style:font-pitch-complex="variabl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loext:opacity="100%" style:font-name="Marianne-Regular" fo:font-family="Marianne-Regular"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Commentaire_20_Car" style:display-name="Commentaire Car" style:family="text" style:parent-style-name="Default_20_Paragraph_20_Font">
      <style:text-properties style:font-name="Calibri" fo:font-family="Calibri" style:font-family-generic="roman" style:font-pitch="variable" fo:font-size="10pt" style:font-name-asian="Calibri1" style:font-family-asian="Calibri" style:font-family-generic-asian="system" style:font-pitch-asian="variable" style:font-size-asian="10pt" style:font-name-complex="SimSun" style:font-family-complex="SimSu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Objet_20_du_20_commentaire_20_Car" style:display-name="Objet du commentaire Car" style:family="text" style:parent-style-name="Commentaire_20_Car">
      <style:text-properties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SimSun" style:font-family-complex="SimSun" style:font-family-generic-complex="system" style:font-pitch-complex="variable" style:font-size-complex="10pt" style:font-weight-complex="bold"/>
    </style:style>
    <style:style style:name="Date_20_2_20_Car" style:display-name="Date 2 Car" style:family="text" style:parent-style-name="Default_20_Paragraph_20_Font">
      <style:text-properties fo:color="#231f20" loext:opacity="100%" fo:font-size="8pt" style:font-size-asian="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66b3" loext:opacity="100%" style:font-name="Marianne2" fo:font-family="Marianne" style:font-family-generic="roman" style:font-pitch="variable" fo:font-size="8pt" style:text-underline-style="solid" style:text-underline-width="auto" style:text-underline-color="font-color" style:font-size-asian="8pt" style:font-name-complex="Calibri1" style:font-family-complex="Calibri" style:font-family-generic-complex="system" style:font-pitch-complex="variable" style:font-size-complex="8pt" style:font-weight-complex="bold"/>
    </style:style>
    <style:style style:name="ListLabel_20_2" style:display-name="ListLabel 2" style:family="text">
      <style:text-properties fo:color="#0066b3" loext:opacity="100%" style:font-name="Marianne2" fo:font-family="Marianne" style:font-family-generic="roman" style:font-pitch="variable" fo:font-size="8pt" style:text-underline-style="solid" style:text-underline-width="auto" style:text-underline-color="font-color" style:font-size-asian="8pt" style:font-name-complex="Calibri1" style:font-family-complex="Calibri" style:font-family-generic-complex="system" style:font-pitch-complex="variable" style:font-size-complex="8pt" style:font-weight-complex="bold"/>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6" style:family="table">
      <style:table-properties style:width="17.605cm" fo:margin-left="0cm" fo:margin-top="0cm" fo:margin-bottom="0cm" table:align="left" style:writing-mode="lr-tb"/>
    </style:style>
    <style:style style:name="Tableau6.A" style:family="table-column">
      <style:table-column-properties style:column-width="10.298cm"/>
    </style:style>
    <style:style style:name="Tableau6.B" style:family="table-column">
      <style:table-column-properties style:column-width="7.308cm"/>
    </style:style>
    <style:style style:name="Tableau6.1" style:family="table-row">
      <style:table-row-properties style:min-row-height="0.596cm" fo:keep-together="auto"/>
    </style:style>
    <style:style style:name="Tableau6.A1" style:family="table-cell">
      <style:table-cell-properties fo:padding="0.097cm" fo:border="none"/>
    </style:style>
    <style:style style:name="MP1" style:family="paragraph" style:parent-style-name="Normal_20__28_Web_29_">
      <style:paragraph-properties fo:margin-top="0cm" fo:margin-bottom="0cm" style:contextual-spacing="false" fo:text-align="center" style:justify-single-word="false">
        <style:tab-stops>
          <style:tab-stop style:position="17.598cm" style:type="right"/>
        </style:tab-stops>
      </style:paragraph-properties>
      <style:text-properties style:font-name="Marianne"/>
    </style:style>
    <style:style style:name="MP2" style:family="paragraph">
      <loext:graphic-properties draw:fill="none"/>
      <style:paragraph-properties fo:text-align="start"/>
      <style:text-properties fo:font-size="18pt"/>
    </style:style>
    <style:style style:name="MP3" style:family="paragraph" style:parent-style-name="Normal_20__28_Web_29_">
      <style:paragraph-properties fo:margin-top="0.3cm" fo:margin-bottom="0cm" style:contextual-spacing="false" fo:text-align="center" style:justify-single-word="false">
        <style:tab-stops>
          <style:tab-stop style:position="17.598cm" style:type="right"/>
        </style:tab-stops>
      </style:paragraph-properties>
      <style:text-properties style:font-name="Marianne" officeooo:rsid="002a567c" officeooo:paragraph-rsid="0027d76e"/>
    </style:style>
    <style:style style:name="MP4" style:family="paragraph" style:parent-style-name="Table_20_Contents">
      <style:paragraph-properties fo:margin-top="0cm" fo:margin-bottom="0.282cm" style:contextual-spacing="false" text:number-lines="false" text:line-number="0"/>
      <style:text-properties officeooo:paragraph-rsid="001649b1"/>
    </style:style>
    <style:style style:name="MP5" style:family="paragraph" style:parent-style-name="Normal_20__28_Web_29_">
      <style:paragraph-properties fo:margin-left="-0.101cm" fo:margin-right="0cm" fo:margin-top="0cm" fo:margin-bottom="0cm" style:contextual-spacing="false" fo:text-align="end" style:justify-single-word="false" fo:text-indent="0cm" style:auto-text-indent="false">
        <style:tab-stops>
          <style:tab-stop style:position="1.406cm"/>
          <style:tab-stop style:position="17.598cm" style:type="right"/>
        </style:tab-stops>
      </style:paragraph-properties>
      <style:text-properties style:use-window-font-color="true" loext:opacity="0%" style:font-name="Marianne2" fo:font-size="12pt" fo:language="fr" fo:country="FR" fo:font-style="normal" fo:font-weight="bold" officeooo:rsid="0001cd27" officeooo:paragraph-rsid="0019b393" style:letter-kerning="true" style:font-name-asian="Arial Unicode MS" style:font-size-asian="12pt" style:language-asian="zh" style:country-asian="CN" style:font-style-asian="normal" style:font-weight-asian="bold" style:font-name-complex="Calibri1" style:font-size-complex="12pt" style:language-complex="hi" style:country-complex="IN" style:font-style-complex="normal" style:font-weight-complex="bold"/>
    </style:style>
    <style:style style:name="MP6" style:family="paragraph" style:parent-style-name="Standard">
      <style:text-properties officeooo:paragraph-rsid="001649b1"/>
    </style:style>
    <style:style style:name="MP7" style:family="paragraph" style:parent-style-name="Normal_20__28_Web_29_">
      <style:paragraph-properties fo:margin-top="0.3cm" fo:margin-bottom="0cm" style:contextual-spacing="false">
        <style:tab-stops>
          <style:tab-stop style:position="17.598cm" style:type="right"/>
        </style:tab-stops>
      </style:paragraph-properties>
      <style:text-properties style:font-name="Marianne2" fo:font-size="8pt" fo:font-weight="bold" officeooo:rsid="000aaceb" officeooo:paragraph-rsid="001dfc20" style:font-size-asian="8pt" style:font-weight-asian="bold" style:font-name-complex="Calibri1" style:font-size-complex="8pt" style:font-weight-complex="bold"/>
    </style:style>
    <style:style style:name="MP8" style:family="paragraph" style:parent-style-name="Normal_20__28_Web_29_">
      <style:paragraph-properties fo:margin-top="0cm" fo:margin-bottom="0cm" style:contextual-spacing="false">
        <style:tab-stops>
          <style:tab-stop style:position="17.598cm" style:type="right"/>
        </style:tab-stops>
      </style:paragraph-properties>
      <style:text-properties style:font-name="Marianne2" fo:font-size="8pt" fo:font-weight="bold" officeooo:rsid="002c26b3" officeooo:paragraph-rsid="002c26b3" style:font-size-asian="8pt" style:font-weight-asian="bold" style:font-name-complex="Calibri1" style:font-size-complex="8pt" style:font-weight-complex="bold"/>
    </style:style>
    <style:style style:name="MP9" style:family="paragraph" style:parent-style-name="Normal_20__28_Web_29_">
      <style:paragraph-properties fo:margin-top="0cm" fo:margin-bottom="0cm" style:contextual-spacing="false">
        <style:tab-stops>
          <style:tab-stop style:position="17.598cm" style:type="right"/>
        </style:tab-stops>
      </style:paragraph-properties>
      <style:text-properties style:font-name="Marianne2" fo:font-size="8pt" officeooo:paragraph-rsid="002c26b3" style:font-size-asian="8pt" style:font-name-complex="Calibri1" style:font-size-complex="8pt" style:font-weight-complex="bold"/>
    </style:style>
    <style:style style:name="MP10" style:family="paragraph" style:parent-style-name="Normal_20__28_Web_29_">
      <style:paragraph-properties fo:margin-top="0cm" fo:margin-bottom="0cm" style:contextual-spacing="false">
        <style:tab-stops>
          <style:tab-stop style:position="17.598cm" style:type="right"/>
        </style:tab-stops>
      </style:paragraph-properties>
      <style:text-properties style:font-name="Marianne2" fo:font-size="8pt" officeooo:paragraph-rsid="001dfc20" style:font-size-asian="8pt" style:font-name-complex="Calibri1" style:font-size-complex="8pt" style:font-weight-complex="bold"/>
    </style:style>
    <style:style style:name="MP11" style:family="paragraph" style:parent-style-name="Normal_20__28_Web_29_">
      <style:paragraph-properties fo:margin-top="0cm" fo:margin-bottom="0cm" style:contextual-spacing="false">
        <style:tab-stops>
          <style:tab-stop style:position="8.592cm" style:type="center"/>
          <style:tab-stop style:position="17.598cm" style:type="right"/>
        </style:tab-stops>
      </style:paragraph-properties>
      <style:text-properties officeooo:paragraph-rsid="001dfc20"/>
    </style:style>
    <style:style style:name="MP12" style:family="paragraph" style:parent-style-name="Footer">
      <style:paragraph-properties fo:margin-top="0cm" fo:margin-bottom="0.199cm" style:contextual-spacing="false">
        <style:tab-stops>
          <style:tab-stop style:position="17.598cm" style:type="right"/>
        </style:tab-stops>
      </style:paragraph-properties>
      <style:text-properties officeooo:paragraph-rsid="00103d33"/>
    </style:style>
    <style:style style:name="MP13" style:family="paragraph" style:parent-style-name="Footer">
      <style:paragraph-properties fo:margin-top="0cm" fo:margin-bottom="0.282cm" style:contextual-spacing="false" fo:text-align="center" style:justify-single-word="false"/>
      <style:text-properties style:font-name="Marianne"/>
    </style:style>
    <style:style style:name="MT1" style:family="text">
      <style:text-properties officeooo:rsid="0028b91e"/>
    </style:style>
    <style:style style:name="MT2" style:family="text">
      <style:text-properties officeooo:rsid="0034c45c"/>
    </style:style>
    <style:style style:name="MT3" style:family="text">
      <style:text-properties officeooo:rsid="002c26b3"/>
    </style:style>
    <style:style style:name="MT4" style:family="text">
      <style:text-properties officeooo:rsid="0077d474"/>
    </style:style>
    <style:style style:name="MT5" style:family="text">
      <style:text-properties officeooo:rsid="001645ad"/>
    </style:style>
    <style:style style:name="MT6" style:family="text">
      <style:text-properties officeooo:rsid="0016fc3a"/>
    </style:style>
    <style:style style:name="MT7" style:family="text">
      <style:text-properties style:font-name="Marianne2" fo:font-size="8pt" officeooo:rsid="001aa567" style:font-size-asian="8pt" style:font-name-complex="Calibri1" style:font-size-complex="8pt" style:font-weight-complex="bold"/>
    </style:style>
    <style:style style:name="MT8" style:family="text">
      <style:text-properties style:font-name="Calibri" fo:font-size="8pt" officeooo:rsid="001aa567" style:font-size-asian="8pt" style:font-name-complex="Calibri1" style:font-size-complex="8pt" style:font-weight-complex="bold"/>
    </style:style>
    <style:style style:name="MT9" style:family="text">
      <style:text-properties style:font-name="Marianne2" fo:font-size="8pt" officeooo:rsid="000f9801" style:font-size-asian="8pt" style:font-name-complex="Calibri1" style:font-size-complex="8pt" style:font-weight-complex="bold"/>
    </style:style>
    <style:style style:name="MT10" style:family="text">
      <style:text-properties style:font-name="Marianne2" fo:font-size="8pt" officeooo:rsid="0078bf6f" style:font-size-asian="8pt" style:font-name-complex="Calibri1" style:font-size-complex="8pt" style:font-weight-complex="bold"/>
    </style:style>
    <style:style style:name="MT11" style:family="text">
      <style:text-properties style:font-name="Marianne2" fo:font-size="8pt" officeooo:rsid="0027d76e" style:font-size-asian="8pt" style:font-name-complex="Calibri1" style:font-size-complex="8pt" style:font-weight-complex="bold"/>
    </style:style>
    <style:style style:name="MT12" style:family="text">
      <style:text-properties style:font-name="Marianne2" fo:font-size="8pt" officeooo:rsid="00d845f2" style:font-size-asian="8pt" style:font-name-complex="Calibri1" style:font-size-complex="8pt" style:font-weight-complex="bold"/>
    </style:style>
    <style:style style:name="MT13" style:family="text">
      <style:text-properties fo:color="#0066b3" loext:opacity="100%" style:font-name="Marianne2" fo:font-size="8pt" style:text-underline-style="solid" style:text-underline-width="auto" style:text-underline-color="font-color" style:font-size-asian="8pt" style:font-name-complex="Calibri1"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18cm" draw:fill="none" draw:textarea-vertical-align="top" draw:auto-grow-height="false" fo:min-height="0.506cm" fo:min-width="3.8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704cm" fo:margin-bottom="0.028cm" fo:margin-left="1.7cm" fo:margin-right="1.7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71cm" fo:margin-left="0cm" fo:margin-right="0cm" fo:margin-top="2.371cm" style:dynamic-spacing="true"/>
      </style:footer-style>
    </style:page-layout>
    <style:page-layout style:name="Mpm2">
      <style:page-layout-properties fo:page-width="21.001cm" fo:page-height="29.7cm" style:num-format="1" style:print-orientation="portrait" fo:margin-top="1.704cm" fo:margin-bottom="0.028cm" fo:margin-left="1.7cm" fo:margin-right="1.7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611cm" fo:margin-left="0cm" fo:margin-right="0cm" fo:margin-bottom="3.51cm" style:dynamic-spacing="true"/>
      </style:header-style>
      <style:footer-style>
        <style:header-footer-properties fo:min-height="2.471cm" fo:margin-left="0cm" fo:margin-right="0cm" fo:margin-top="2.3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paragraph" draw:z-index="18" draw:name="Zone de texte 1_1" draw:style-name="Mgr1" draw:text-style-name="MP2" svg:width="4.37cm" svg:height="0.756cm" svg:x="0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7</text:page-number></text:p>
      </style:footer>
      <style:footer-left>
        <text:p text:style-name="MP3"><draw:custom-shape text:anchor-type="paragraph" draw:z-index="7"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8</text:page-number></text:p>
      </style:footer-left>
    </style:master-page>
    <style:master-page style:name="First_20_Page" style:display-name="First Page" style:page-layout-name="Mpm2" draw:style-name="Mdp1" style:next-style-name="Standard">
      <style:header>
        <table:table table:name="Tableau6" table:style-name="Tableau6">
          <table:table-column table:style-name="Tableau6.A"/>
          <table:table-column table:style-name="Tableau6.B"/>
          <table:table-row table:style-name="Tableau6.1">
            <table:table-cell table:style-name="Tableau6.A1" office:value-type="string">
              <text:p text:style-name="MP4"><draw:frame draw:style-name="Mfr1" draw:name="Image1" text:anchor-type="paragraph" svg:x="-0.57cm" svg:y="-0.503cm" svg:width="4.808cm" svg:height="3.47cm" draw:z-index="19"><draw:image xlink:href="Pictures/100086360000149100000FB6466669E7.svg" xlink:type="simple" xlink:show="embed" xlink:actuate="onLoad" draw:mime-type="image/svg+xml"/><draw:image xlink:href="Pictures/1000000100000135000000ECBBA45855.png" xlink:type="simple" xlink:show="embed" xlink:actuate="onLoad" draw:mime-type="image/png"/></draw:frame></text:p>
            </table:table-cell>
            <table:table-cell table:style-name="Tableau6.A1" office:value-type="string">
              <text:p text:style-name="MP5"/>
              <text:p text:style-name="MP5">Gendarmerie <text:span text:style-name="MT1">N</text:span>ationale</text:p>
            </table:table-cell>
          </table:table-row>
        </table:table>
        <text:p text:style-name="MP6"/>
      </style:header>
      <style:footer>
        <text:p text:style-name="MP7"><draw:custom-shape text:anchor-type="paragraph" draw:z-index="3"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rection <text:span text:style-name="MT2">G</text:span>énérale de la <text:span text:style-name="MT2">G</text:span>endarmerie <text:span text:style-name="MT2">N</text:span>ational<text:span text:style-name="MT3">e</text:span></text:p>
        <text:p text:style-name="MP8">Direction des <text:span text:style-name="MT4">Ressources Humaines </text:span>de la Gendarmerie Nationale</text:p>
        <text:p text:style-name="MP8">Sous-Direction de l’Accompagnement du Personnel</text:p>
        <text:p text:style-name="MP8">Bureau des Recours et de la Protection Fonctionnelle</text:p>
        <text:p text:style-name="MP9">4, rue <text:span text:style-name="MT5">Claude-Bernard</text:span></text:p>
        <text:p text:style-name="MP10"><text:span text:style-name="MT6">CS 60003, </text:span>92136 Issy-les-Moulineaux</text:p>
        <text:p text:style-name="MP11"><draw:custom-shape text:anchor-type="paragraph" draw:z-index="2"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7">Standard</text:span><text:span text:style-name="MT8"> </text:span><text:span text:style-name="MT7">: 01 84 22 </text:span><text:span text:style-name="MT9">2</text:span><text:span text:style-name="MT10">8</text:span><text:span text:style-name="MT9"> </text:span><text:span text:style-name="MT11">0</text:span><text:span text:style-name="MT12">5</text:span></text:p>
        <text:p text:style-name="MP12"><draw:custom-shape text:anchor-type="paragraph" draw:z-index="1"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Visited_20_Internet_20_Link"><text:span text:style-name="MT13">protection-fonctionnelle@gendarmerie.interieur.gouv.fr</text:span></text:span></text:p>
        <text:p text:style-name="MP13"><text:page-number text:select-page="current">1</text:page-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05-29T12:34:00</meta:creation-date>
    <meta:initial-creator>Utilisateur Microsoft Office</meta:initial-creator>
    <dc:language>fr-FR</dc:language>
    <dc:date>2025-09-16T17:20:13.671630000</dc:date>
    <meta:editing-cycles>221</meta:editing-cycles>
    <meta:editing-duration>PT15H37M7S</meta:editing-duration>
    <meta:generator>LibreOffice/25.8.1.1$MacOSX_AARCH64 LibreOffice_project/54047653041915e595ad4e45cccea684809c77b5</meta:generator>
    <meta:print-date>2021-05-12T12:32:03.481000000</meta:print-date>
    <dc:creator>Roman CARRIERE</dc:creator>
    <meta:document-statistic meta:table-count="3" meta:image-count="1" meta:object-count="0" meta:page-count="8" meta:paragraph-count="163" meta:word-count="2203" meta:character-count="14654" meta:non-whitespace-character-count="125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